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8.24mm"/>
    </style:style>
    <style:style style:name="co3" style:family="table-column">
      <style:table-column-properties fo:break-before="auto" style:column-width="28.06mm"/>
    </style:style>
    <style:style style:name="co4" style:family="table-column">
      <style:table-column-properties fo:break-before="auto" style:column-width="19.88mm"/>
    </style:style>
    <style:style style:name="co5" style:family="table-column">
      <style:table-column-properties fo:break-before="auto" style:column-width="22.05mm"/>
    </style:style>
    <style:style style:name="co6" style:family="table-column">
      <style:table-column-properties fo:break-before="auto" style:column-width="27.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5.31mm"/>
    </style:style>
    <style:style style:name="co9" style:family="table-column">
      <style:table-column-properties fo:break-before="auto" style:column-width="41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74pt solid #646464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74pt solid #000000"/>
    </style:style>
    <style:style style:name="ce1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erif"/>
    </style:style>
    <style:style style:name="ce19" style:family="table-cell" style:parent-style-name="Default">
      <style:table-cell-properties fo:border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8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74pt solid #000000"/>
      <style:text-properties style:font-name="Liberation Serif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3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LibRef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ComponentKind</text:p>
          </table:table-cell>
          <table:table-cell table:style-name="ce1" office:value-type="string" calcext:value-type="string">
            <text:p>LogicalDesignator</text:p>
          </table:table-cell>
          <table:table-cell table:style-name="ce1" office:value-type="string" calcext:value-type="string">
            <text:p>Model:Footprint</text:p>
          </table:table-cell>
          <table:table-cell table:style-name="ce1" office:value-type="string" calcext:value-type="string">
            <text:p>Models</text:p>
          </table:table-cell>
          <table:table-cell table:style-name="ce1" office:value-type="string" calcext:value-type="string">
            <text:p>PartType</text:p>
          </table:table-cell>
          <table:table-cell table:style-name="ce1" office:value-type="string" calcext:value-type="string">
            <text:p>PhysicalPath</text:p>
          </table:table-cell>
          <table:table-cell table:style-name="ce1" office:value-type="string" calcext:value-type="string">
            <text:p>Pins</text:p>
          </table:table-cell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RevisionGUID</text:p>
          </table:table-cell>
          <table:table-cell table:style-name="ce1" office:value-type="string" calcext:value-type="string">
            <text:p>SourceLibraryName</text:p>
          </table:table-cell>
          <table:table-cell table:style-name="ce1" office:value-type="string" calcext:value-type="string">
            <text:p>Sub-Parts</text:p>
          </table:table-cell>
          <table:table-cell table:style-name="ce1" office:value-type="string" calcext:value-type="string">
            <text:p>Manufacturer 1</text:p>
          </table:table-cell>
          <table:table-cell table:style-name="ce1" office:value-type="string" calcext:value-type="string">
            <text:p>Manufacturer Part Number 1</text:p>
          </table:table-cell>
          <table:table-cell table:style-name="ce1" office:value-type="string" calcext:value-type="string">
            <text:p>Supplier 1</text:p>
          </table:table-cell>
          <table:table-cell table:style-name="ce1" office:value-type="string" calcext:value-type="string">
            <text:p>Supplier Currency 1</text:p>
          </table:table-cell>
          <table:table-cell table:style-name="ce1" office:value-type="string" calcext:value-type="string">
            <text:p>Supplier Device Package</text:p>
          </table:table-cell>
          <table:table-cell table:style-name="ce1" office:value-type="string" calcext:value-type="string">
            <text:p>Supplier Order Qty 1</text:p>
          </table:table-cell>
          <table:table-cell table:style-name="ce1" office:value-type="string" calcext:value-type="string">
            <text:p>Supplier Part Number</text:p>
          </table:table-cell>
          <table:table-cell table:style-name="ce1" office:value-type="string" calcext:value-type="string">
            <text:p>Supplier Part Number 1</text:p>
          </table:table-cell>
          <table:table-cell table:style-name="ce1" office:value-type="string" calcext:value-type="string">
            <text:p>Supplier Stock 1</text:p>
          </table:table-cell>
          <table:table-cell table:style-name="ce1" office:value-type="string" calcext:value-type="string">
            <text:p>Subtotal</text:p>
          </table:table-cell>
          <table:table-cell table:style-name="ce1" office:value-type="string" calcext:value-type="string">
            <text:p>Supplier Unit Price 1</text:p>
          </table:table-cell>
        </table:table-row>
        <table:table-row table:style-name="ro1">
          <table:table-cell table:style-name="ce2" office:value-type="string" calcext:value-type="string">
            <text:p>TD-0341 [RESET/Black]</text:p>
          </table:table-cell>
          <table:table-cell table:style-name="ce2" office:value-type="string" calcext:value-type="string">
            <text:p>Switch, Subminiature Side-Actuated Tact, SMT, KSS Series, Std Actuator, 2 Gull Wing Leads, SPST, 4N Force, Silver Contact</text:p>
          </table:table-cell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KSS-2G</text:p>
          </table:table-cell>
          <table:table-cell table:style-name="ce2" office:value-type="string" calcext:value-type="string">
            <text:p>KSS241GLF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Switch, Side Tact, SM; 2 Leads; Body 7x3.5mm (LxW)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TD-0341 [RESET/Black]</text:p>
          </table:table-cell>
          <table:table-cell table:style-name="ce2" office:value-type="string" calcext:value-type="string">
            <text:p>PCB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CK Switch.IntLib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number-columns-repeated="5"/>
          <table:table-cell table:style-name="ce4" office:value-type="float" office:value="0" calcext:value-type="float">
            <text:p>0</text:p>
          </table:table-cell>
          <table:table-cell table:style-name="ce2" table:number-columns-repeated="2"/>
          <table:table-cell table:style-name="ce4" office:value-type="float" office:value="0" calcext:value-type="float">
            <text:p>0</text:p>
          </table:table-cell>
          <table:table-cell table:style-name="ce4" table:formula="of:=[.AB2]*[.F2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ap Semi</text:p>
          </table:table-cell>
          <table:table-cell table:style-name="ce2" office:value-type="string" calcext:value-type="string">
            <text:p>Capacitor (Semiconductor SIM Model)</text:p>
          </table:table-cell>
          <table:table-cell table:style-name="ce2" office:value-type="string" calcext:value-type="string">
            <text:p>C1, C2, C3, C4, C5, C6, C7, C8, C9, C10, C11, C12, C13, C14, C15, C16, C17, C18, C20, C21, C22, C23, C26, C27, C28, C29, C30, C31, C32, C33, C34, C35, C36, C37, C38, C39, C40, C41, C42, C43</text:p>
          </table:table-cell>
          <table:table-cell table:style-name="ce2" office:value-type="string" calcext:value-type="string">
            <text:p>C1206</text:p>
          </table:table-cell>
          <table:table-cell table:style-name="ce2" office:value-type="string" calcext:value-type="string">
            <text:p>Cap Semi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C1, C2, C3, C4, C5, C6, C7, C8, C9, C10, C11, C12, C13, C14, C15, C16, C17, C18, C20, C21, C22, C23, C26, C27, C28, C29, C30, C31, C32, C33, C34, C35, C36, C37, C38, C39, C40, C41, C42, C43</text:p>
          </table:table-cell>
          <table:table-cell table:style-name="ce2" office:value-type="string" calcext:value-type="string">
            <text:p>Chip Capacitor, Body 3.2x1.6mm, IPC High Density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Cap Semi</text:p>
          </table:table-cell>
          <table:table-cell table:style-name="ce2" office:value-type="string" calcext:value-type="string">
            <text:p>PCB1, PCB1, PCB1, PCB1, PCB1, PCB1, PCB1, PCB1, PCB1, PCB1, PCB1, PCB1, PCB1, PCB1, PCB1, PCB1, PCB1, PCB1, Driver&amp;Converter, Driver&amp;Converter, Driver&amp;Converter, Driver&amp;Converter, Driver&amp;Converter, Driver&amp;Converter, Driver&amp;Converter, Driver&amp;Converter, Driver&amp;Converter, Driver&amp;Converter, Driver&amp;Converter, Driver&amp;Converter, Driver&amp;Converter, Driver&amp;Converter, Driver&amp;Converter, PCB1, PCB1, PCB1, PCB1, PCB1, PCB1, PCB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Miscellaneous Devices.IntLi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Supplier disabled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upplier disabled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399-1249-1-ND, 399-1249-1-ND, 399-8150-1-ND, 399-8150-1-ND, 399-1249-1-ND, 399-1249-1-ND, 399-1249-1-ND, 399-8150-1-ND, 399-1249-1-ND, 399-1249-1-ND, 399-1249-1-ND, 399-1249-1-ND, 399-1249-1-ND, 399-1249-1-ND, 399-1249-1-ND, 399-1262-1-ND, 399-1249-1-ND, 399-1249-1-ND, [NoParam], [NoParam], [NoParam], [NoParam], [NoParam], [NoParam], [NoParam], [NoParam], [NoParam], [NoParam], [NoParam], [NoParam], [NoParam], [NoParam], [NoParam], 399-1249-1-ND, 399-1249-1-ND, 399-1249-1-ND, 399-1249-1-ND, 399-1249-1-ND, 399-1249-1-ND, 399-1249-1-ND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B3]*[.F3]" office:value-type="float" office:value="12" calcext:value-type="float">
            <text:p>12</text:p>
          </table:table-cell>
          <table:table-cell table:style-name="ce5" office:value-type="float" office:value="0.3" calcext:value-type="float">
            <text:p>0,3</text:p>
          </table:table-cell>
        </table:table-row>
        <table:table-row table:style-name="ro1">
          <table:table-cell table:style-name="ce2" office:value-type="string" calcext:value-type="string">
            <text:p>74-TMCMA0J107MTRF</text:p>
          </table:table-cell>
          <table:table-cell table:style-name="ce2" office:value-type="string" calcext:value-type="string">
            <text:p>Polarized Capacitor (Surface Mount)</text:p>
          </table:table-cell>
          <table:table-cell table:style-name="ce2" office:value-type="string" calcext:value-type="string">
            <text:p>C19, C24, C25</text:p>
          </table:table-cell>
          <table:table-cell table:style-name="ce2" office:value-type="string" calcext:value-type="string">
            <text:p>C1206</text:p>
          </table:table-cell>
          <table:table-cell table:style-name="ce2" office:value-type="string" calcext:value-type="string">
            <text:p>Cap Pol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C19, C24, C25</text:p>
          </table:table-cell>
          <table:table-cell table:style-name="ce2" office:value-type="string" calcext:value-type="string">
            <text:p>Chip Capacitor, Body 3.2x1.6mm, IPC High Density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string" calcext:value-type="string">
            <text:p>74-TMCMA0J107MTRF</text:p>
          </table:table-cell>
          <table:table-cell table:style-name="ce2" office:value-type="string" calcext:value-type="string">
            <text:p>Driver&amp;Converter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Miscellaneous Devices.IntLib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number-columns-repeated="5"/>
          <table:table-cell table:style-name="ce4" office:value-type="float" office:value="0" calcext:value-type="float">
            <text:p>0</text:p>
          </table:table-cell>
          <table:table-cell table:style-name="ce2" table:number-columns-repeated="2"/>
          <table:table-cell table:style-name="ce4" office:value-type="float" office:value="0" calcext:value-type="float">
            <text:p>0</text:p>
          </table:table-cell>
          <table:table-cell table:style-name="ce4" table:formula="of:=[.AB4]*[.F4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BRS320</text:p>
          </table:table-cell>
          <table:table-cell table:style-name="ce2" office:value-type="string" calcext:value-type="string">
            <text:p>Schottky Diode</text:p>
          </table:table-cell>
          <table:table-cell table:style-name="ce2" office:value-type="string" calcext:value-type="string">
            <text:p>D1, D2</text:p>
          </table:table-cell>
          <table:table-cell table:style-name="ce2" office:value-type="string" calcext:value-type="string">
            <text:p>SMB</text:p>
          </table:table-cell>
          <table:table-cell table:style-name="ce2" office:value-type="string" calcext:value-type="string">
            <text:p>D Schottky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D1, D2</text:p>
          </table:table-cell>
          <table:table-cell table:style-name="ce2" office:value-type="string" calcext:value-type="string">
            <text:p>DO-214-AA/SMB; 2 C-Bend Leads; Body 5.3 x 3.6 mm, inc. leads (LxW)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MBRS320</text:p>
          </table:table-cell>
          <table:table-cell table:style-name="ce2" office:value-type="string" calcext:value-type="string">
            <text:p>Driver&amp;Converter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Miscellaneous Devices.IntLi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Supplier disabled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upplier disabled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MBRS3200T3GOSCT-ND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B5]*[.F5]" office:value-type="float" office:value="1.106" calcext:value-type="float">
            <text:p>1,106</text:p>
          </table:table-cell>
          <table:table-cell table:style-name="ce5" office:value-type="float" office:value="0.553" calcext:value-type="float">
            <text:p>0,553</text:p>
          </table:table-cell>
        </table:table-row>
        <table:table-row table:style-name="ro1">
          <table:table-cell table:style-name="ce2" office:value-type="string" calcext:value-type="string">
            <text:p>LED3</text:p>
          </table:table-cell>
          <table:table-cell table:style-name="ce2" office:value-type="string" calcext:value-type="string">
            <text:p>Typical BLUE SiC LED</text:p>
          </table:table-cell>
          <table:table-cell table:style-name="ce2" office:value-type="string" calcext:value-type="string">
            <text:p>D3, D4, D5, D6</text:p>
          </table:table-cell>
          <table:table-cell table:style-name="ce2" office:value-type="string" calcext:value-type="string">
            <text:p>3.5X2.8X1.9</text:p>
          </table:table-cell>
          <table:table-cell table:style-name="ce2" office:value-type="string" calcext:value-type="string">
            <text:p>LED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D3, D4, D5, D6</text:p>
          </table:table-cell>
          <table:table-cell table:style-name="ce2" office:value-type="string" calcext:value-type="string">
            <text:p>SM LED; 2 C-Bend Leads; Body 3.5 x 2.8 x 1.9 mm, inc leads (LxWxH typ)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LED3</text:p>
          </table:table-cell>
          <table:table-cell table:style-name="ce2" office:value-type="string" calcext:value-type="string">
            <text:p>PCB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Miscellaneous Devices.IntLib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number-columns-repeated="5"/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941-JE2835W00A0HG94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B6]*[.F6]" office:value-type="float" office:value="0.34" calcext:value-type="float">
            <text:p>0,34</text:p>
          </table:table-cell>
          <table:table-cell table:style-name="ce5" office:value-type="float" office:value="0.085" calcext:value-type="float">
            <text:p>0,085</text:p>
          </table:table-cell>
        </table:table-row>
        <table:table-row table:style-name="ro1">
          <table:table-cell table:style-name="ce2" office:value-type="string" calcext:value-type="string">
            <text:p>Inductor Iron Dot</text:p>
          </table:table-cell>
          <table:table-cell table:style-name="ce2" office:value-type="string" calcext:value-type="string">
            <text:p>Magnetic-Core Inductor with Winding Polarity Marking</text:p>
          </table:table-cell>
          <table:table-cell table:style-name="ce2" office:value-type="string" calcext:value-type="string">
            <text:p>L1, L2</text:p>
          </table:table-cell>
          <table:table-cell table:style-name="ce2" office:value-type="string" calcext:value-type="string">
            <text:p>DIODE_SMC</text:p>
          </table:table-cell>
          <table:table-cell table:style-name="ce2" office:value-type="string" calcext:value-type="string">
            <text:p>Inductor Iron Do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L1, L2</text:p>
          </table:table-cell>
          <table:table-cell table:style-name="ce2" office:value-type="string" calcext:value-type="string">
            <text:p>Diode; 2 Leads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Inductor Iron Dot</text:p>
          </table:table-cell>
          <table:table-cell table:style-name="ce2" office:value-type="string" calcext:value-type="string">
            <text:p>Driver&amp;Converter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Miscellaneous Devices.IntLi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Supplier disabled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upplier disabled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667-ETQ-P5M220YFC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B7]*[.F7]" office:value-type="float" office:value="2.8" calcext:value-type="float">
            <text:p>2,8</text:p>
          </table:table-cell>
          <table:table-cell table:style-name="ce5" office:value-type="float" office:value="1.4" calcext:value-type="float">
            <text:p>1,4</text:p>
          </table:table-cell>
        </table:table-row>
        <table:table-row table:style-name="ro1">
          <table:table-cell table:style-name="ce2" office:value-type="string" calcext:value-type="string">
            <text:p>Header 4</text:p>
          </table:table-cell>
          <table:table-cell table:style-name="ce2" office:value-type="string" calcext:value-type="string">
            <text:p>Header, 4-Pi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HDR1X4</text:p>
          </table:table-cell>
          <table:table-cell table:style-name="ce2" office:value-type="string" calcext:value-type="string">
            <text:p>Header 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Connector; Header; 4 Position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Header 4</text:p>
          </table:table-cell>
          <table:table-cell table:style-name="ce2" office:value-type="string" calcext:value-type="string">
            <text:p>Driver&amp;Converter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Miscellaneous Connectors.IntLib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number-columns-repeated="5"/>
          <table:table-cell table:style-name="ce4" office:value-type="float" office:value="0" calcext:value-type="float">
            <text:p>0</text:p>
          </table:table-cell>
          <table:table-cell table:style-name="ce2" table:number-columns-repeated="2"/>
          <table:table-cell table:style-name="ce4" office:value-type="float" office:value="0" calcext:value-type="float">
            <text:p>0</text:p>
          </table:table-cell>
          <table:table-cell table:style-name="ce4" table:formula="of:=[.AB8]*[.F8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Header 5X2</text:p>
          </table:table-cell>
          <table:table-cell table:style-name="ce2" office:value-type="string" calcext:value-type="string">
            <text:p>Header, 5-Pin, Dual row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HDR2X5</text:p>
          </table:table-cell>
          <table:table-cell table:style-name="ce2" office:value-type="string" calcext:value-type="string">
            <text:p>Header 5X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Connector; Header; 5x2 Position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Header 5X2</text:p>
          </table:table-cell>
          <table:table-cell table:style-name="ce2" office:value-type="string" calcext:value-type="string">
            <text:p>PCB1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Miscellaneous Connectors.IntLib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number-columns-repeated="5"/>
          <table:table-cell table:style-name="ce4" office:value-type="float" office:value="0" calcext:value-type="float">
            <text:p>0</text:p>
          </table:table-cell>
          <table:table-cell table:style-name="ce2" table:number-columns-repeated="2"/>
          <table:table-cell table:style-name="ce4" office:value-type="float" office:value="0" calcext:value-type="float">
            <text:p>0</text:p>
          </table:table-cell>
          <table:table-cell table:style-name="ce4" table:formula="of:=[.AB9]*[.F9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Header 3</text:p>
          </table:table-cell>
          <table:table-cell table:style-name="ce2" office:value-type="string" calcext:value-type="string">
            <text:p>Header, 3-Pin</text:p>
          </table:table-cell>
          <table:table-cell table:style-name="ce2" office:value-type="string" calcext:value-type="string">
            <text:p>P3</text:p>
          </table:table-cell>
          <table:table-cell table:style-name="ce2" office:value-type="string" calcext:value-type="string">
            <text:p>HDR1X3</text:p>
          </table:table-cell>
          <table:table-cell table:style-name="ce2" office:value-type="string" calcext:value-type="string">
            <text:p>Header 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P3</text:p>
          </table:table-cell>
          <table:table-cell table:style-name="ce2" office:value-type="string" calcext:value-type="string">
            <text:p>Connector; Header; 3 Position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Header 3</text:p>
          </table:table-cell>
          <table:table-cell table:style-name="ce2" office:value-type="string" calcext:value-type="string">
            <text:p>Driver&amp;Converter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Miscellaneous Connectors.IntLib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number-columns-repeated="5"/>
          <table:table-cell table:style-name="ce4" office:value-type="float" office:value="0" calcext:value-type="float">
            <text:p>0</text:p>
          </table:table-cell>
          <table:table-cell table:style-name="ce2" table:number-columns-repeated="2"/>
          <table:table-cell table:style-name="ce4" office:value-type="float" office:value="0" calcext:value-type="float">
            <text:p>0</text:p>
          </table:table-cell>
          <table:table-cell table:style-name="ce4" table:formula="of:=[.AB10]*[.F10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Header 8X2</text:p>
          </table:table-cell>
          <table:table-cell table:style-name="ce2" office:value-type="string" calcext:value-type="string">
            <text:p>Header, 8-Pin, Dual row</text:p>
          </table:table-cell>
          <table:table-cell table:style-name="ce2" office:value-type="string" calcext:value-type="string">
            <text:p>P4, P5, P6, P7</text:p>
          </table:table-cell>
          <table:table-cell table:style-name="ce2" office:value-type="string" calcext:value-type="string">
            <text:p>HDR2X8</text:p>
          </table:table-cell>
          <table:table-cell table:style-name="ce2" office:value-type="string" calcext:value-type="string">
            <text:p>Header 8X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P4, P5, P6, P7</text:p>
          </table:table-cell>
          <table:table-cell table:style-name="ce2" office:value-type="string" calcext:value-type="string">
            <text:p>Connector; Header; 8x2 Position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Header 8X2</text:p>
          </table:table-cell>
          <table:table-cell table:style-name="ce2" office:value-type="string" calcext:value-type="string">
            <text:p>PCB1</text:p>
          </table:table-cell>
          <table:table-cell table:style-name="ce4" office:value-type="float" office:value="16" calcext:value-type="float">
            <text:p>16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Miscellaneous Connectors.IntLib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number-columns-repeated="5"/>
          <table:table-cell table:style-name="ce4" office:value-type="float" office:value="0" calcext:value-type="float">
            <text:p>0</text:p>
          </table:table-cell>
          <table:table-cell table:style-name="ce2" table:number-columns-repeated="2"/>
          <table:table-cell table:style-name="ce4" office:value-type="float" office:value="0" calcext:value-type="float">
            <text:p>0</text:p>
          </table:table-cell>
          <table:table-cell table:style-name="ce4" table:formula="of:=[.AB11]*[.F11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Header 2</text:p>
          </table:table-cell>
          <table:table-cell table:style-name="ce2" office:value-type="string" calcext:value-type="string">
            <text:p>Header, 2-Pin</text:p>
          </table:table-cell>
          <table:table-cell table:style-name="ce2" office:value-type="string" calcext:value-type="string">
            <text:p>P8</text:p>
          </table:table-cell>
          <table:table-cell table:style-name="ce2" office:value-type="string" calcext:value-type="string">
            <text:p>HDR1X2</text:p>
          </table:table-cell>
          <table:table-cell table:style-name="ce2" office:value-type="string" calcext:value-type="string">
            <text:p>Header 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P8</text:p>
          </table:table-cell>
          <table:table-cell table:style-name="ce2" office:value-type="string" calcext:value-type="string">
            <text:p>Connector; Header; 2 Position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Header 2</text:p>
          </table:table-cell>
          <table:table-cell table:style-name="ce2" office:value-type="string" calcext:value-type="string">
            <text:p>Driver&amp;Converter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Miscellaneous Connectors.IntLib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number-columns-repeated="5"/>
          <table:table-cell table:style-name="ce4" office:value-type="float" office:value="0" calcext:value-type="float">
            <text:p>0</text:p>
          </table:table-cell>
          <table:table-cell table:style-name="ce2" table:number-columns-repeated="2"/>
          <table:table-cell table:style-name="ce4" office:value-type="float" office:value="0" calcext:value-type="float">
            <text:p>0</text:p>
          </table:table-cell>
          <table:table-cell table:style-name="ce4" table:formula="of:=[.AB12]*[.F12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es3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1, R2, R3, R3.3V, R4, R5, R6, R7, R8, R9, R16, R17, R18, R19, R20, R21, R22, R23, R24, R25, R26, R27, R28, R29, R30, R31, R32, R33, R34, R35, R36, R37, R38, R39, R40, R41, R42, R43, R44, RBat</text:p>
          </table:table-cell>
          <table:table-cell table:style-name="ce2" office:value-type="string" calcext:value-type="string">
            <text:p>J1-0603</text:p>
          </table:table-cell>
          <table:table-cell table:style-name="ce2" office:value-type="string" calcext:value-type="string">
            <text:p>Res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R1, R2, R3, R3.3V, R4, R5, R6, R7, R8, R9, R16, R17, R18, R19, R20, R21, R22, R23, R24, R25, R26, R27, R28, R29, R30, R31, R32, R33, R34, R35, R36, R37, R38, R39, R40, R41, R42, R43, R44, RBat</text:p>
          </table:table-cell>
          <table:table-cell table:style-name="ce2" office:value-type="string" calcext:value-type="string">
            <text:p>Chip Resistor, Body 1.6x0.8mm, IPC High Density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Res3</text:p>
          </table:table-cell>
          <table:table-cell table:style-name="ce2" office:value-type="string" calcext:value-type="string">
            <text:p>PCB1, PCB1, PCB1, PCB1, PCB1, PCB1, PCB1, PCB1, PCB1, PCB1, Driver&amp;Converter, Driver&amp;Converter, Driver&amp;Converter, Driver&amp;Converter, Driver&amp;Converter, Driver&amp;Converter, Driver&amp;Converter, Driver&amp;Converter, PCB1, PCB1, PCB1, PCB1, PCB1, PCB1, PCB1, PCB1, PCB1, PCB1, PCB1, PCB1, PCB1, PCB1, PCB1, PCB1, PCB1, PCB1, PCB1, PCB1, PCB1, PCB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Miscellaneous Devices.IntLi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Supplier disabled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upplier disabled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RMCF1206ZT0R00CT-ND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B13]*[.F13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ull-up SDA1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10</text:p>
          </table:table-cell>
          <table:table-cell table:style-name="ce2" office:value-type="string" calcext:value-type="string">
            <text:p>J1-0603</text:p>
          </table:table-cell>
          <table:table-cell table:style-name="ce2" office:value-type="string" calcext:value-type="string">
            <text:p>Res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R10</text:p>
          </table:table-cell>
          <table:table-cell table:style-name="ce2" office:value-type="string" calcext:value-type="string">
            <text:p>Chip Resistor, Body 1.6x0.8mm, IPC High Density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Pull-up SDA1</text:p>
          </table:table-cell>
          <table:table-cell table:style-name="ce2" office:value-type="string" calcext:value-type="string">
            <text:p>PCB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Miscellaneous Devices.IntLi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Supplier disabled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upplier disabled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1276-5930-1-ND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B14]*[.F14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ull-up SCL1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11</text:p>
          </table:table-cell>
          <table:table-cell table:style-name="ce2" office:value-type="string" calcext:value-type="string">
            <text:p>J1-0603</text:p>
          </table:table-cell>
          <table:table-cell table:style-name="ce2" office:value-type="string" calcext:value-type="string">
            <text:p>Res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R11</text:p>
          </table:table-cell>
          <table:table-cell table:style-name="ce2" office:value-type="string" calcext:value-type="string">
            <text:p>Chip Resistor, Body 1.6x0.8mm, IPC High Density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Pull-up SCL1</text:p>
          </table:table-cell>
          <table:table-cell table:style-name="ce2" office:value-type="string" calcext:value-type="string">
            <text:p>PCB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Miscellaneous Devices.IntLi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Supplier disabled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upplier disabled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1276-5930-1-ND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B15]*[.F15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ull-up SDA2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12</text:p>
          </table:table-cell>
          <table:table-cell table:style-name="ce2" office:value-type="string" calcext:value-type="string">
            <text:p>J1-0603</text:p>
          </table:table-cell>
          <table:table-cell table:style-name="ce2" office:value-type="string" calcext:value-type="string">
            <text:p>Res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R12</text:p>
          </table:table-cell>
          <table:table-cell table:style-name="ce2" office:value-type="string" calcext:value-type="string">
            <text:p>Chip Resistor, Body 1.6x0.8mm, IPC High Density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Pull-up SDA2</text:p>
          </table:table-cell>
          <table:table-cell table:style-name="ce2" office:value-type="string" calcext:value-type="string">
            <text:p>PCB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Miscellaneous Devices.IntLi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Supplier disabled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upplier disabled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1276-5930-1-ND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B16]*[.F16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ull-up SCL2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13</text:p>
          </table:table-cell>
          <table:table-cell table:style-name="ce2" office:value-type="string" calcext:value-type="string">
            <text:p>J1-0603</text:p>
          </table:table-cell>
          <table:table-cell table:style-name="ce2" office:value-type="string" calcext:value-type="string">
            <text:p>Res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R13</text:p>
          </table:table-cell>
          <table:table-cell table:style-name="ce2" office:value-type="string" calcext:value-type="string">
            <text:p>Chip Resistor, Body 1.6x0.8mm, IPC High Density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Pull-up SCL2</text:p>
          </table:table-cell>
          <table:table-cell table:style-name="ce2" office:value-type="string" calcext:value-type="string">
            <text:p>PCB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Miscellaneous Devices.IntLi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Supplier disabled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upplier disabled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1276-5930-1-ND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B17]*[.F17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ull-up SDA3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14</text:p>
          </table:table-cell>
          <table:table-cell table:style-name="ce2" office:value-type="string" calcext:value-type="string">
            <text:p>J1-0603</text:p>
          </table:table-cell>
          <table:table-cell table:style-name="ce2" office:value-type="string" calcext:value-type="string">
            <text:p>Res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R14</text:p>
          </table:table-cell>
          <table:table-cell table:style-name="ce2" office:value-type="string" calcext:value-type="string">
            <text:p>Chip Resistor, Body 1.6x0.8mm, IPC High Density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Pull-up SDA3</text:p>
          </table:table-cell>
          <table:table-cell table:style-name="ce2" office:value-type="string" calcext:value-type="string">
            <text:p>PCB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Miscellaneous Devices.IntLi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Supplier disabled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upplier disabled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1276-5930-1-ND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B18]*[.F18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ull-up SCL3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15</text:p>
          </table:table-cell>
          <table:table-cell table:style-name="ce2" office:value-type="string" calcext:value-type="string">
            <text:p>J1-0603</text:p>
          </table:table-cell>
          <table:table-cell table:style-name="ce2" office:value-type="string" calcext:value-type="string">
            <text:p>Res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R15</text:p>
          </table:table-cell>
          <table:table-cell table:style-name="ce2" office:value-type="string" calcext:value-type="string">
            <text:p>Chip Resistor, Body 1.6x0.8mm, IPC High Density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Pull-up SCL3</text:p>
          </table:table-cell>
          <table:table-cell table:style-name="ce2" office:value-type="string" calcext:value-type="string">
            <text:p>PCB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Miscellaneous Devices.IntLi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Supplier disabled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upplier disabled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1276-5930-1-ND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B19]*[.F19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TM32F401RBT6</text:p>
          </table:table-cell>
          <table:table-cell table:style-name="ce2" office:value-type="string" calcext:value-type="string">
            <text:p>ARM Cortex-M4 32-bit MCU+FPU, 105 DMIPS, 128 kB Flash, 64 kB Internal RAM, 48 I/Os, 64-pin LQFP, -40 to 85 degC, Tray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STM-LQFP64_N</text:p>
          </table:table-cell>
          <table:table-cell table:style-name="ce2" office:value-type="string" calcext:value-type="string">
            <text:p>STM32F401RBT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Thin QFP, 64-Leads, Body 10x10mm, Pitch 0.5mm, IPC Medium Density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string" calcext:value-type="string">
            <text:p>STM32F401RBT6</text:p>
          </table:table-cell>
          <table:table-cell table:style-name="ce2" office:value-type="string" calcext:value-type="string">
            <text:p>PCB1</text:p>
          </table:table-cell>
          <table:table-cell table:style-name="ce4" office:value-type="float" office:value="64" calcext:value-type="float">
            <text:p>64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STMicroelectronics STM32 F4.IntLib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Supplier disabled</text:p>
          </table:table-cell>
          <table:table-cell table:style-name="ce2" office:value-type="string" calcext:value-type="string">
            <text:p>Newark</text:p>
          </table:table-cell>
          <table:table-cell table:style-name="ce2" office:value-type="string" calcext:value-type="string">
            <text:p>Supplier disabled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19X62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B20]*[.F20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LIS3MDL</text:p>
          </table:table-cell>
          <table:table-cell table:style-name="ce2" office:value-type="string" calcext:value-type="string">
            <text:p>Magnetic sensor MEMS (3 Axis)</text:p>
          </table:table-cell>
          <table:table-cell table:style-name="ce2" office:value-type="string" calcext:value-type="string">
            <text:p>U2, U3, U4</text:p>
          </table:table-cell>
          <table:table-cell table:style-name="ce2" office:value-type="string" calcext:value-type="string">
            <text:p>LGA12 2x2x1mm</text:p>
          </table:table-cell>
          <table:table-cell table:style-name="ce2" office:value-type="string" calcext:value-type="string">
            <text:p>LIS3MDL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U2, U3, U4</text:p>
          </table:table-cell>
          <table:table-cell table:style-name="ce2" office:value-type="string" calcext:value-type="string">
            <text:p>LGA12 2x2x1mm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LIS3MDL</text:p>
          </table:table-cell>
          <table:table-cell table:style-name="ce2" office:value-type="string" calcext:value-type="string">
            <text:p>PCB1</text:p>
          </table:table-cell>
          <table:table-cell table:style-name="ce4" office:value-type="float" office:value="12" calcext:value-type="float">
            <text:p>12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Open_Parts_Library_Altium.IntLi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Supplier disabled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upplier disabled</text:p>
          </table:table-cell>
          <table:table-cell table:style-name="ce2" office:value-type="string" calcext:value-type="string">
            <text:p>LGA12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LIS3MDL</text:p>
          </table:table-cell>
          <table:table-cell table:style-name="ce2" office:value-type="string" calcext:value-type="string">
            <text:p>497-13892-1-ND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B21]*[.F21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LSM6DSL</text:p>
          </table:table-cell>
          <table:table-cell table:style-name="ce2" office:value-type="string" calcext:value-type="string">
            <text:p>Accelero + Gyro MEMS (6 Axis)</text:p>
          </table:table-cell>
          <table:table-cell table:style-name="ce2" office:value-type="string" calcext:value-type="string">
            <text:p>U5, U6, U7</text:p>
          </table:table-cell>
          <table:table-cell table:style-name="ce2" office:value-type="string" calcext:value-type="string">
            <text:p>LGA14L-2.5X3X0.86p0.5</text:p>
          </table:table-cell>
          <table:table-cell table:style-name="ce2" office:value-type="string" calcext:value-type="string">
            <text:p>LSM6DSL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U5, U6, U7</text:p>
          </table:table-cell>
          <table:table-cell table:style-name="ce2" office:value-type="string" calcext:value-type="string">
            <text:p>LGA14 2.5x3x0.86mm pitch0.5mm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LSM6DSL</text:p>
          </table:table-cell>
          <table:table-cell table:style-name="ce2" office:value-type="string" calcext:value-type="string">
            <text:p>PCB1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Open_Parts_Library_Altium.IntLi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Supplier disabled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upplier disabled</text:p>
          </table:table-cell>
          <table:table-cell table:style-name="ce2" office:value-type="string" calcext:value-type="string">
            <text:p>LGA14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LSM6DSL</text:p>
          </table:table-cell>
          <table:table-cell table:style-name="ce2" office:value-type="string" calcext:value-type="string">
            <text:p>497-16705-1-ND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B22]*[.F22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L293DD</text:p>
          </table:table-cell>
          <table:table-cell table:style-name="ce2" office:value-type="string" calcext:value-type="string">
            <text:p>Push-Pull Four Channel Driver With Diode</text:p>
          </table:table-cell>
          <table:table-cell table:style-name="ce2" office:value-type="string" calcext:value-type="string">
            <text:p>U8</text:p>
          </table:table-cell>
          <table:table-cell table:style-name="ce2" office:value-type="string" calcext:value-type="string">
            <text:p>SO20_N</text:p>
          </table:table-cell>
          <table:table-cell table:style-name="ce2" office:value-type="string" calcext:value-type="string">
            <text:p>L293DD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U8</text:p>
          </table:table-cell>
          <table:table-cell table:style-name="ce2" office:value-type="string" calcext:value-type="string">
            <text:p>SOIC, 20-Leads, Body 12.8x7.5mm, Pitch 1.27mm, IPC Medium Density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L293DD</text:p>
          </table:table-cell>
          <table:table-cell table:style-name="ce2" office:value-type="string" calcext:value-type="string">
            <text:p>Driver&amp;Converter</text:p>
          </table:table-cell>
          <table:table-cell table:style-name="ce4" office:value-type="float" office:value="20" calcext:value-type="float">
            <text:p>20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ST Interface DC &amp; Stepper Motor Controller.IntLi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Supplier disabled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upplier disabled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497-1390-5-ND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B23]*[.F23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TPS54383</text:p>
          </table:table-cell>
          <table:table-cell table:style-name="ce2"/>
          <table:table-cell table:style-name="ce2" office:value-type="string" calcext:value-type="string">
            <text:p>U9</text:p>
          </table:table-cell>
          <table:table-cell table:style-name="ce2" office:value-type="string" calcext:value-type="string">
            <text:p>TPS54383_converter</text:p>
          </table:table-cell>
          <table:table-cell table:style-name="ce2" office:value-type="string" calcext:value-type="string">
            <text:p>TPS5438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U9</text:p>
          </table:table-cell>
          <table:table-cell table:style-name="ce2" office:value-type="string" calcext:value-type="string">
            <text:p>TSOP, 14-Leads, Body 5,00x4,40mm, Pitch 0,65mm, Thermal Pad 2,31x2,46mm, IPC Medium Density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TPS54383</text:p>
          </table:table-cell>
          <table:table-cell table:style-name="ce2" office:value-type="string" calcext:value-type="string">
            <text:p>Driver&amp;Converter</text:p>
          </table:table-cell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TPS54383.SchLi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Supplier disabled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upplier disabled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296-23087-1-ND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B24]*[.F24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Optoisolator2</text:p>
          </table:table-cell>
          <table:table-cell table:style-name="ce2" office:value-type="string" calcext:value-type="string">
            <text:p>5 Pin Mini Flat Pack Optocoupler</text:p>
          </table:table-cell>
          <table:table-cell table:style-name="ce2" office:value-type="string" calcext:value-type="string">
            <text:p>U10, U11, U12, U13, U14, U15</text:p>
          </table:table-cell>
          <table:table-cell table:style-name="ce2" office:value-type="string" calcext:value-type="string">
            <text:p>SOP5(6)</text:p>
          </table:table-cell>
          <table:table-cell table:style-name="ce2" office:value-type="string" calcext:value-type="string">
            <text:p>Optoisolator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U10, U11, U12, U13, U14, U15</text:p>
          </table:table-cell>
          <table:table-cell table:style-name="ce2" office:value-type="string" calcext:value-type="string">
            <text:p>Small Outline; 6 Leads (1 Absent); Body Width 4.4 mm; Pitch 1.27 mm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Optoisolator2</text:p>
          </table:table-cell>
          <table:table-cell table:style-name="ce2" office:value-type="string" calcext:value-type="string">
            <text:p>PCB1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Miscellaneous Devices.IntLib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number-columns-repeated="5"/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782-TCLT110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B25]*[.F25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Jumper</text:p>
          </table:table-cell>
          <table:table-cell table:style-name="ce2" office:value-type="string" calcext:value-type="string">
            <text:p>Jumper Wire</text:p>
          </table:table-cell>
          <table:table-cell table:style-name="ce2" office:value-type="string" calcext:value-type="string">
            <text:p>W1</text:p>
          </table:table-cell>
          <table:table-cell table:style-name="ce2" office:value-type="string" calcext:value-type="string">
            <text:p>HDR1X2</text:p>
          </table:table-cell>
          <table:table-cell table:style-name="ce2" office:value-type="string" calcext:value-type="string">
            <text:p>Jump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W1</text:p>
          </table:table-cell>
          <table:table-cell table:style-name="ce2" office:value-type="string" calcext:value-type="string">
            <text:p>Connector; Header; 2 Position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Jumper</text:p>
          </table:table-cell>
          <table:table-cell table:style-name="ce2" office:value-type="string" calcext:value-type="string">
            <text:p>PCB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Miscellaneous Devices.IntLib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number-columns-repeated="5"/>
          <table:table-cell table:style-name="ce4" office:value-type="float" office:value="0" calcext:value-type="float">
            <text:p>0</text:p>
          </table:table-cell>
          <table:table-cell table:style-name="ce2" table:number-columns-repeated="2"/>
          <table:table-cell table:style-name="ce4" office:value-type="float" office:value="0" calcext:value-type="float">
            <text:p>0</text:p>
          </table:table-cell>
          <table:table-cell table:style-name="ce4" table:formula="of:=[.AB26]*[.F26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815-abx0712032.768kt</text:p>
          </table:table-cell>
          <table:table-cell table:style-name="ce2" office:value-type="string" calcext:value-type="string">
            <text:p>Crystal Oscillator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CAPC3216M</text:p>
          </table:table-cell>
          <table:table-cell table:style-name="ce2" office:value-type="string" calcext:value-type="string">
            <text:p>XTA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Chip Capacitor, Body 3.2x1.6mm, IPC Low Density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815-abx0712032.768kt</text:p>
          </table:table-cell>
          <table:table-cell table:style-name="ce2" office:value-type="string" calcext:value-type="string">
            <text:p>PCB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C:\Users\Public\Documents\Altium\Projects\PCB_Electronic_Lab_v0\electronicLab\PCB_Electronic_Lab_v0.PrjPcb</text:p>
          </table:table-cell>
          <table:table-cell table:style-name="ce2"/>
          <table:table-cell table:style-name="ce2" office:value-type="string" calcext:value-type="string">
            <text:p>Miscellaneous Devices.IntLib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number-columns-repeated="5"/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815-abx0712032.768kt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B27]*[.F27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2" table:number-rows-repeated="2">
          <table:table-cell table:number-columns-repeated="28"/>
        </table:table-row>
        <table:table-row table:style-name="ro2">
          <table:table-cell table:number-columns-repeated="26"/>
          <table:table-cell table:formula="of:=SUM([.AA2:.AA27])" office:value-type="float" office:value="16.246" calcext:value-type="float">
            <text:p>16,246</text:p>
          </table:table-cell>
          <table:table-cell/>
        </table:table-row>
        <table:table-row table:style-name="ro2" table:number-rows-repeated="1048545">
          <table:table-cell table:number-columns-repeated="28"/>
        </table:table-row>
        <table:table-row table:style-name="ro2">
          <table:table-cell table:number-columns-repeated="28"/>
        </table:table-row>
      </table:table>
      <table:table table:name="Tabelle2" table:style-name="ta2">
        <office:forms form:automatic-focus="false" form:apply-design-mode="false"/>
        <table:table-column table:style-name="co8" table:number-columns-repeated="4" table:default-cell-style-name="ce14"/>
        <table:table-column table:style-name="co8" table:number-columns-repeated="4" table:default-cell-style-name="Default"/>
        <table:table-column table:style-name="co8" table:default-cell-style-name="ce6"/>
        <table:table-column table:style-name="co8" table:number-columns-repeated="1015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supplier ref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LibRef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% del total</text:p>
          </table:table-cell>
          <table:table-cell office:value-type="string" calcext:value-type="string">
            <text:p>% por tipo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TD-0341 [RESET/Black]</text:p>
          </table:table-cell>
          <table:table-cell/>
          <table:table-cell office:value-type="string" calcext:value-type="string">
            <text:p>Switch, Subminiature Side-Actuated Tact, SMT, KSS Series, Std Actuator, 2 Gull Wing Leads, SPST, 4N Force, Silver Contact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KSS-2G</text:p>
          </table:table-cell>
          <table:table-cell office:value-type="string" calcext:value-type="string">
            <text:p>KSS241GLFS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formula="of:=[.I3]/[.$I$127]*100" office:value-type="float" office:value="0" calcext:value-type="float">
            <text:p>0</text:p>
          </table:table-cell>
          <table:table-cell table:formula="of:=[.J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4M5R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formula="of:=[.I4]/[.$I$127]*100" office:value-type="float" office:value="0.23493642896628" calcext:value-type="float">
            <text:p>0,23493642896628</text:p>
          </table:table-cell>
          <table:table-cell table:formula="of:=SUM([.J4:.J46])" office:value-type="float" office:value="18.9883913764511" calcext:value-type="float" table:number-columns-spanned="1" table:number-rows-spanned="43">
            <text:p>18,98839137645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4M5R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formula="of:=[.I5]/[.$I$127]*100" office:value-type="float" office:value="0.23493642896628" calcext:value-type="float">
            <text:p>0,23493642896628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5Z4V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table:style-name="Default" office:value-type="float" office:value="0.204" calcext:value-type="float">
            <text:p>0,204</text:p>
          </table:table-cell>
          <table:table-cell table:formula="of:=[.I6]/[.$I$127]*100" office:value-type="float" office:value="0.46987285793256" calcext:value-type="float">
            <text:p>0,46987285793256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5Z4V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table:style-name="Default" office:value-type="float" office:value="0.204" calcext:value-type="float">
            <text:p>0,204</text:p>
          </table:table-cell>
          <table:table-cell table:formula="of:=[.I7]/[.$I$127]*100" office:value-type="float" office:value="0.46987285793256" calcext:value-type="float">
            <text:p>0,46987285793256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4M5R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formula="of:=[.I8]/[.$I$127]*100" office:value-type="float" office:value="0.23493642896628" calcext:value-type="float">
            <text:p>0,23493642896628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4M5R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formula="of:=[.I9]/[.$I$127]*100" office:value-type="float" office:value="0.23493642896628" calcext:value-type="float">
            <text:p>0,23493642896628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4M5R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formula="of:=[.I10]/[.$I$127]*100" office:value-type="float" office:value="0.23493642896628" calcext:value-type="float">
            <text:p>0,23493642896628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5Z4V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table:style-name="Default" office:value-type="float" office:value="0.204" calcext:value-type="float">
            <text:p>0,204</text:p>
          </table:table-cell>
          <table:table-cell table:formula="of:=[.I11]/[.$I$127]*100" office:value-type="float" office:value="0.46987285793256" calcext:value-type="float">
            <text:p>0,46987285793256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4M5R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formula="of:=[.I12]/[.$I$127]*100" office:value-type="float" office:value="0.23493642896628" calcext:value-type="float">
            <text:p>0,23493642896628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4M5R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formula="of:=[.I13]/[.$I$127]*100" office:value-type="float" office:value="0.23493642896628" calcext:value-type="float">
            <text:p>0,23493642896628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4M5R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formula="of:=[.I14]/[.$I$127]*100" office:value-type="float" office:value="0.23493642896628" calcext:value-type="float">
            <text:p>0,23493642896628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4M5R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formula="of:=[.I15]/[.$I$127]*100" office:value-type="float" office:value="0.23493642896628" calcext:value-type="float">
            <text:p>0,23493642896628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4M5R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formula="of:=[.I16]/[.$I$127]*100" office:value-type="float" office:value="0.23493642896628" calcext:value-type="float">
            <text:p>0,23493642896628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4M5R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formula="of:=[.I17]/[.$I$127]*100" office:value-type="float" office:value="0.23493642896628" calcext:value-type="float">
            <text:p>0,23493642896628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4M5R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formula="of:=[.I18]/[.$I$127]*100" office:value-type="float" office:value="0.23493642896628" calcext:value-type="float">
            <text:p>0,23493642896628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603-CC126ZRY5V6BB475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float" office:value="0.272" calcext:value-type="float">
            <text:p>0,272</text:p>
          </table:table-cell>
          <table:table-cell table:formula="of:=[.I19]/[.$I$127]*100" office:value-type="float" office:value="0.626497143910079" calcext:value-type="float">
            <text:p>0,62649714391007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4M5R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formula="of:=[.I20]/[.$I$127]*100" office:value-type="float" office:value="0.23493642896628" calcext:value-type="float">
            <text:p>0,23493642896628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4M5R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formula="of:=[.I21]/[.$I$127]*100" office:value-type="float" office:value="0.23493642896628" calcext:value-type="float">
            <text:p>0,23493642896628</text:p>
          </table:table-cell>
          <table:covered-table-cell/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74-TMCMA0J107MTRF</text:p>
          </table:table-cell>
          <table:table-cell office:value-type="string" calcext:value-type="string">
            <text:p>Polarized Capacitor (Surface Mount)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Po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 table:style-name="ce7" office:value-type="currency" office:currency="EUR" office:value="0.45" calcext:value-type="currency">
            <text:p>0,45 €</text:p>
          </table:table-cell>
          <table:table-cell table:formula="of:=[.I22]/[.$I$127]*100" office:value-type="float" office:value="1.03648424543947" calcext:value-type="float">
            <text:p>1,03648424543947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603-CC126ZRY5V6BB106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table:style-name="Default" office:value-type="float" office:value="0.306" calcext:value-type="float">
            <text:p>0,306</text:p>
          </table:table-cell>
          <table:table-cell table:formula="of:=[.I23]/[.$I$127]*100" office:value-type="float" office:value="0.704809286898839" calcext:value-type="float">
            <text:p>0,70480928689883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603-CC126ZRY5V6BB106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table:style-name="Default" office:value-type="float" office:value="0.306" calcext:value-type="float">
            <text:p>0,306</text:p>
          </table:table-cell>
          <table:table-cell table:formula="of:=[.I24]/[.$I$127]*100" office:value-type="float" office:value="0.704809286898839" calcext:value-type="float">
            <text:p>0,70480928689883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603-C1206KRX7R9BB333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nF</text:p>
          </table:table-cell>
          <table:table-cell table:style-name="Default" office:value-type="float" office:value="0.221" calcext:value-type="float">
            <text:p>0,221</text:p>
          </table:table-cell>
          <table:table-cell table:formula="of:=[.I25]/[.$I$127]*100" office:value-type="float" office:value="0.509028929426939" calcext:value-type="float">
            <text:p>0,50902892942693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603-C1206KRX7R9BB333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nF</text:p>
          </table:table-cell>
          <table:table-cell table:style-name="Default" office:value-type="float" office:value="0.221" calcext:value-type="float">
            <text:p>0,221</text:p>
          </table:table-cell>
          <table:table-cell table:formula="of:=[.I26]/[.$I$127]*100" office:value-type="float" office:value="0.509028929426939" calcext:value-type="float">
            <text:p>0,509028929426939</text:p>
          </table:table-cell>
          <table:covered-table-cell/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74-TMCMA0J107MTRF</text:p>
          </table:table-cell>
          <table:table-cell office:value-type="string" calcext:value-type="string">
            <text:p>Polarized Capacitor (Surface Mount)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Po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 table:style-name="ce7" office:value-type="currency" office:currency="EUR" office:value="0.45" calcext:value-type="currency">
            <text:p>0,45 €</text:p>
          </table:table-cell>
          <table:table-cell table:formula="of:=[.I27]/[.$I$127]*100" office:value-type="float" office:value="1.03648424543947" calcext:value-type="float">
            <text:p>1,03648424543947</text:p>
          </table:table-cell>
          <table:covered-table-cell/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74-TMCMA0J107MTRF</text:p>
          </table:table-cell>
          <table:table-cell office:value-type="string" calcext:value-type="string">
            <text:p>Polarized Capacitor (Surface Mount)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Po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 table:style-name="ce7" office:value-type="currency" office:currency="EUR" office:value="0.45" calcext:value-type="currency">
            <text:p>0,45 €</text:p>
          </table:table-cell>
          <table:table-cell table:formula="of:=[.I28]/[.$I$127]*100" office:value-type="float" office:value="1.03648424543947" calcext:value-type="float">
            <text:p>1,03648424543947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603-CC126ZRY5V6BB106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table:style-name="Default" office:value-type="float" office:value="0.306" calcext:value-type="float">
            <text:p>0,306</text:p>
          </table:table-cell>
          <table:table-cell table:formula="of:=[.I29]/[.$I$127]*100" office:value-type="float" office:value="0.704809286898839" calcext:value-type="float">
            <text:p>0,70480928689883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603-CC126ZRY5V6BB106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table:style-name="Default" office:value-type="float" office:value="0.306" calcext:value-type="float">
            <text:p>0,306</text:p>
          </table:table-cell>
          <table:table-cell table:formula="of:=[.I30]/[.$I$127]*100" office:value-type="float" office:value="0.704809286898839" calcext:value-type="float">
            <text:p>0,70480928689883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603-CC126ZRY5V6BB106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table:style-name="Default" office:value-type="float" office:value="0.306" calcext:value-type="float">
            <text:p>0,306</text:p>
          </table:table-cell>
          <table:table-cell table:formula="of:=[.I31]/[.$I$127]*100" office:value-type="float" office:value="0.704809286898839" calcext:value-type="float">
            <text:p>0,70480928689883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603-CC126ZRY5V6BB106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table:style-name="Default" office:value-type="float" office:value="0.306" calcext:value-type="float">
            <text:p>0,306</text:p>
          </table:table-cell>
          <table:table-cell table:formula="of:=[.I32]/[.$I$127]*100" office:value-type="float" office:value="0.704809286898839" calcext:value-type="float">
            <text:p>0,70480928689883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603-CC126KRNPO0BN471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F</text:p>
          </table:table-cell>
          <table:table-cell office:value-type="float" office:value="0.204" calcext:value-type="float">
            <text:p>0,204</text:p>
          </table:table-cell>
          <table:table-cell table:formula="of:=[.I33]/[.$I$127]*100" office:value-type="float" office:value="0.46987285793256" calcext:value-type="float">
            <text:p>0,46987285793256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603-CC126KRNPO0BN471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F</text:p>
          </table:table-cell>
          <table:table-cell office:value-type="float" office:value="0.204" calcext:value-type="float">
            <text:p>0,204</text:p>
          </table:table-cell>
          <table:table-cell table:formula="of:=[.I34]/[.$I$127]*100" office:value-type="float" office:value="0.46987285793256" calcext:value-type="float">
            <text:p>0,46987285793256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603-CC126KRNPO0BN471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F</text:p>
          </table:table-cell>
          <table:table-cell office:value-type="float" office:value="0.204" calcext:value-type="float">
            <text:p>0,204</text:p>
          </table:table-cell>
          <table:table-cell table:formula="of:=[.I35]/[.$I$127]*100" office:value-type="float" office:value="0.46987285793256" calcext:value-type="float">
            <text:p>0,46987285793256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3M1R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float" office:value="0.153" calcext:value-type="float">
            <text:p>0,153</text:p>
          </table:table-cell>
          <table:table-cell table:formula="of:=[.I36]/[.$I$127]*100" office:value-type="float" office:value="0.35240464344942" calcext:value-type="float">
            <text:p>0,35240464344942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603-CC126JRX7R0BB682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nF</text:p>
          </table:table-cell>
          <table:table-cell table:style-name="Default" office:value-type="float" office:value="0.196" calcext:value-type="float">
            <text:p>0,196</text:p>
          </table:table-cell>
          <table:table-cell table:formula="of:=[.I37]/[.$I$127]*100" office:value-type="float" office:value="0.451446471346969" calcext:value-type="float">
            <text:p>0,45144647134696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4M5R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formula="of:=[.I38]/[.$I$127]*100" office:value-type="float" office:value="0.23493642896628" calcext:value-type="float">
            <text:p>0,23493642896628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1J1G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pF</text:p>
          </table:table-cell>
          <table:table-cell table:style-name="Default" office:value-type="float" office:value="0.153" calcext:value-type="float">
            <text:p>0,153</text:p>
          </table:table-cell>
          <table:table-cell table:formula="of:=[.I39]/[.$I$127]*100" office:value-type="float" office:value="0.35240464344942" calcext:value-type="float">
            <text:p>0,35240464344942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581-12061A6R0CAT2A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37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pF</text:p>
          </table:table-cell>
          <table:table-cell office:value-type="float" office:value="0.289" calcext:value-type="float">
            <text:p>0,289</text:p>
          </table:table-cell>
          <table:table-cell table:formula="of:=[.I40]/[.$I$127]*100" office:value-type="float" office:value="0.665653215404459" calcext:value-type="float">
            <text:p>0,66565321540445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4M5R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38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formula="of:=[.I41]/[.$I$127]*100" office:value-type="float" office:value="0.23493642896628" calcext:value-type="float">
            <text:p>0,23493642896628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581-12061A6R0CAT2A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39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pF</text:p>
          </table:table-cell>
          <table:table-cell office:value-type="float" office:value="0.289" calcext:value-type="float">
            <text:p>0,289</text:p>
          </table:table-cell>
          <table:table-cell table:formula="of:=[.I42]/[.$I$127]*100" office:value-type="float" office:value="0.665653215404459" calcext:value-type="float">
            <text:p>0,66565321540445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4M5R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40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formula="of:=[.I43]/[.$I$127]*100" office:value-type="float" office:value="0.23493642896628" calcext:value-type="float">
            <text:p>0,23493642896628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4M5R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41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formula="of:=[.I44]/[.$I$127]*100" office:value-type="float" office:value="0.23493642896628" calcext:value-type="float">
            <text:p>0,23493642896628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4M5R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42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formula="of:=[.I45]/[.$I$127]*100" office:value-type="float" office:value="0.23493642896628" calcext:value-type="float">
            <text:p>0,23493642896628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Cap Semi</text:p>
          </table:table-cell>
          <table:table-cell office:value-type="string" calcext:value-type="string">
            <text:p>80-C1206C104M5R</text:p>
          </table:table-cell>
          <table:table-cell office:value-type="string" calcext:value-type="string">
            <text:p>Capacitor (Semiconductor SIM Model)</text:p>
          </table:table-cell>
          <table:table-cell office:value-type="string" calcext:value-type="string">
            <text:p>C43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 S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formula="of:=[.I46]/[.$I$127]*100" office:value-type="float" office:value="0.23493642896628" calcext:value-type="float">
            <text:p>0,23493642896628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MBRS320</text:p>
          </table:table-cell>
          <table:table-cell office:value-type="string" calcext:value-type="string">
            <text:p>863-MBRS320T3G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D Schottk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34" calcext:value-type="float">
            <text:p>0,434</text:p>
          </table:table-cell>
          <table:table-cell table:formula="of:=[.I47]/[.$I$127]*100" office:value-type="float" office:value="0.999631472268288" calcext:value-type="float">
            <text:p>0,999631472268288</text:p>
          </table:table-cell>
          <table:table-cell table:formula="of:=SUM([.J47:.J48])" office:value-type="float" office:value="1.99926294453658" calcext:value-type="float" table:number-columns-spanned="1" table:number-rows-spanned="2">
            <text:p>1,999262944536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BRS320</text:p>
          </table:table-cell>
          <table:table-cell office:value-type="string" calcext:value-type="string">
            <text:p>863-MBRS320T3G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D Schottk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34" calcext:value-type="float">
            <text:p>0,434</text:p>
          </table:table-cell>
          <table:table-cell table:formula="of:=[.I48]/[.$I$127]*100" office:value-type="float" office:value="0.999631472268288" calcext:value-type="float">
            <text:p>0,999631472268288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LED3</text:p>
          </table:table-cell>
          <table:table-cell office:value-type="string" calcext:value-type="string">
            <text:p><text:s/>941-JE2835W00A0HG940 </text:p>
          </table:table-cell>
          <table:table-cell office:value-type="string" calcext:value-type="string">
            <text:p>Typical BLUE SiC LE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3.5X2.8X1.9</text:p>
          </table:table-cell>
          <table:table-cell office:value-type="string" calcext:value-type="string">
            <text:p>LED3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office:value-type="float" office:value="0.085" calcext:value-type="float">
            <text:p>0,085</text:p>
          </table:table-cell>
          <table:table-cell table:formula="of:=[.I49]/[.$I$127]*100" office:value-type="float" office:value="0.1957803574719" calcext:value-type="float">
            <text:p>0,1957803574719</text:p>
          </table:table-cell>
          <table:table-cell table:formula="of:=SUM([.J49:.J52])" office:value-type="float" office:value="0.783121429887599" calcext:value-type="float" table:number-columns-spanned="1" table:number-rows-spanned="4">
            <text:p>0,7831214298875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D3</text:p>
          </table:table-cell>
          <table:table-cell office:value-type="string" calcext:value-type="string">
            <text:p><text:s/>941-JE2835W00A0HG940 </text:p>
          </table:table-cell>
          <table:table-cell office:value-type="string" calcext:value-type="string">
            <text:p>Typical BLUE SiC LE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3.5X2.8X1.9</text:p>
          </table:table-cell>
          <table:table-cell office:value-type="string" calcext:value-type="string">
            <text:p>LED3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office:value-type="float" office:value="0.085" calcext:value-type="float">
            <text:p>0,085</text:p>
          </table:table-cell>
          <table:table-cell table:formula="of:=[.I50]/[.$I$127]*100" office:value-type="float" office:value="0.1957803574719" calcext:value-type="float">
            <text:p>0,195780357471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LED3</text:p>
          </table:table-cell>
          <table:table-cell office:value-type="string" calcext:value-type="string">
            <text:p><text:s/>941-JE2835W00A0HG940 </text:p>
          </table:table-cell>
          <table:table-cell office:value-type="string" calcext:value-type="string">
            <text:p>Typical BLUE SiC LED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3.5X2.8X1.9</text:p>
          </table:table-cell>
          <table:table-cell office:value-type="string" calcext:value-type="string">
            <text:p>LED3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office:value-type="float" office:value="0.085" calcext:value-type="float">
            <text:p>0,085</text:p>
          </table:table-cell>
          <table:table-cell table:formula="of:=[.I51]/[.$I$127]*100" office:value-type="float" office:value="0.1957803574719" calcext:value-type="float">
            <text:p>0,195780357471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LED3</text:p>
          </table:table-cell>
          <table:table-cell office:value-type="string" calcext:value-type="string">
            <text:p><text:s/>941-JE2835W00A0HG940 </text:p>
          </table:table-cell>
          <table:table-cell office:value-type="string" calcext:value-type="string">
            <text:p>Typical BLUE SiC LED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3.5X2.8X1.9</text:p>
          </table:table-cell>
          <table:table-cell office:value-type="string" calcext:value-type="string">
            <text:p>LED3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office:value-type="float" office:value="0.085" calcext:value-type="float">
            <text:p>0,085</text:p>
          </table:table-cell>
          <table:table-cell table:formula="of:=[.I52]/[.$I$127]*100" office:value-type="float" office:value="0.1957803574719" calcext:value-type="float">
            <text:p>0,195780357471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Inductor Iron Dot</text:p>
          </table:table-cell>
          <table:table-cell table:style-name="ce2" office:value-type="string" calcext:value-type="string">
            <text:p>667-ETQ-P5M220YFC</text:p>
          </table:table-cell>
          <table:table-cell office:value-type="string" calcext:value-type="string">
            <text:p>Magnetic-Core Inductor with Winding Polarity Marking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DIODE_SMC</text:p>
          </table:table-cell>
          <table:table-cell office:value-type="string" calcext:value-type="string">
            <text:p>Inductor Iron D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H</text:p>
          </table:table-cell>
          <table:table-cell office:value-type="float" office:value="1.4" calcext:value-type="float">
            <text:p>1,4</text:p>
          </table:table-cell>
          <table:table-cell table:formula="of:=[.I53]/[.$I$127]*100" office:value-type="float" office:value="3.22461765247835" calcext:value-type="float">
            <text:p>3,22461765247835</text:p>
          </table:table-cell>
          <table:table-cell table:formula="of:=SUM([.J53:.J54])" office:value-type="float" office:value="6.4492353049567" calcext:value-type="float" table:number-columns-spanned="1" table:number-rows-spanned="2">
            <text:p>6,44923530495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ductor Iron Dot</text:p>
          </table:table-cell>
          <table:table-cell table:style-name="ce2" office:value-type="string" calcext:value-type="string">
            <text:p>667-ETQ-P5M220YFC</text:p>
          </table:table-cell>
          <table:table-cell office:value-type="string" calcext:value-type="string">
            <text:p>Magnetic-Core Inductor with Winding Polarity Marking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DIODE_SMC</text:p>
          </table:table-cell>
          <table:table-cell office:value-type="string" calcext:value-type="string">
            <text:p>Inductor Iron D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H</text:p>
          </table:table-cell>
          <table:table-cell office:value-type="float" office:value="1.4" calcext:value-type="float">
            <text:p>1,4</text:p>
          </table:table-cell>
          <table:table-cell table:formula="of:=[.I54]/[.$I$127]*100" office:value-type="float" office:value="3.22461765247835" calcext:value-type="float">
            <text:p>3,22461765247835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Header 4</text:p>
          </table:table-cell>
          <table:table-cell/>
          <table:table-cell office:value-type="string" calcext:value-type="string">
            <text:p>Header, 4-Pin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DR1X4</text:p>
          </table:table-cell>
          <table:table-cell office:value-type="string" calcext:value-type="string">
            <text:p>Header 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formula="of:=[.I55]/[.$I$127]*100" office:value-type="float" office:value="0" calcext:value-type="float">
            <text:p>0</text:p>
          </table:table-cell>
          <table:table-cell table:formula="of:=[.J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der 5X2</text:p>
          </table:table-cell>
          <table:table-cell/>
          <table:table-cell office:value-type="string" calcext:value-type="string">
            <text:p>Header, 5-Pin, Dual row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DR2X5</text:p>
          </table:table-cell>
          <table:table-cell office:value-type="string" calcext:value-type="string">
            <text:p>Header 5X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formula="of:=[.I56]/[.$I$127]*100" office:value-type="float" office:value="0" calcext:value-type="float">
            <text:p>0</text:p>
          </table:table-cell>
          <table:table-cell table:formula="of:=[.J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der 3</text:p>
          </table:table-cell>
          <table:table-cell/>
          <table:table-cell office:value-type="string" calcext:value-type="string">
            <text:p>Header, 3-Pin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HDR1X3</text:p>
          </table:table-cell>
          <table:table-cell office:value-type="string" calcext:value-type="string">
            <text:p>Header 3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formula="of:=[.I57]/[.$I$127]*100" office:value-type="float" office:value="0" calcext:value-type="float">
            <text:p>0</text:p>
          </table:table-cell>
          <table:table-cell table:formula="of:=[.J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der 8X2</text:p>
          </table:table-cell>
          <table:table-cell/>
          <table:table-cell office:value-type="string" calcext:value-type="string">
            <text:p>Header, 8-Pin, Dual row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HDR2X8</text:p>
          </table:table-cell>
          <table:table-cell office:value-type="string" calcext:value-type="string">
            <text:p>Header 8X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formula="of:=[.I58]/[.$I$127]*100" office:value-type="float" office:value="0" calcext:value-type="float">
            <text:p>0</text:p>
          </table:table-cell>
          <table:table-cell table:formula="of:=[.J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der 8X2</text:p>
          </table:table-cell>
          <table:table-cell/>
          <table:table-cell office:value-type="string" calcext:value-type="string">
            <text:p>Header, 8-Pin, Dual row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HDR2X8</text:p>
          </table:table-cell>
          <table:table-cell office:value-type="string" calcext:value-type="string">
            <text:p>Header 8X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formula="of:=[.I59]/[.$I$127]*100" office:value-type="float" office:value="0" calcext:value-type="float">
            <text:p>0</text:p>
          </table:table-cell>
          <table:table-cell table:formula="of:=[.J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der 8X2</text:p>
          </table:table-cell>
          <table:table-cell/>
          <table:table-cell office:value-type="string" calcext:value-type="string">
            <text:p>Header, 8-Pin, Dual row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HDR2X8</text:p>
          </table:table-cell>
          <table:table-cell office:value-type="string" calcext:value-type="string">
            <text:p>Header 8X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formula="of:=[.I60]/[.$I$127]*100" office:value-type="float" office:value="0" calcext:value-type="float">
            <text:p>0</text:p>
          </table:table-cell>
          <table:table-cell table:formula="of:=[.J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der 8X2</text:p>
          </table:table-cell>
          <table:table-cell/>
          <table:table-cell office:value-type="string" calcext:value-type="string">
            <text:p>Header, 8-Pin, Dual row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HDR2X8</text:p>
          </table:table-cell>
          <table:table-cell office:value-type="string" calcext:value-type="string">
            <text:p>Header 8X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formula="of:=[.I61]/[.$I$127]*100" office:value-type="float" office:value="0" calcext:value-type="float">
            <text:p>0</text:p>
          </table:table-cell>
          <table:table-cell table:formula="of:=[.J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der 2</text:p>
          </table:table-cell>
          <table:table-cell/>
          <table:table-cell office:value-type="string" calcext:value-type="string">
            <text:p>Header, 2-Pin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HDR1X2</text:p>
          </table:table-cell>
          <table:table-cell office:value-type="string" calcext:value-type="string">
            <text:p>Header 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formula="of:=[.I62]/[.$I$127]*100" office:value-type="float" office:value="0" calcext:value-type="float">
            <text:p>0</text:p>
          </table:table-cell>
          <table:table-cell table:formula="of:=[.J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3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I63]/[.$I$127]*100" office:value-type="float" office:value="0" calcext:value-type="float">
            <text:p>0</text:p>
          </table:table-cell>
          <table:table-cell table:formula="of:=SUM([.J63:.J108])" office:value-type="float" office:value="6.0691910816289" calcext:value-type="float" table:number-columns-spanned="1" table:number-rows-spanned="46">
            <text:p>6,06919108162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3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I64]/[.$I$127]*100" office:value-type="float" office:value="0" calcext:value-type="float">
            <text:p>0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Res3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I65]/[.$I$127]*100" office:value-type="float" office:value="0" calcext:value-type="float">
            <text:p>0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Res3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3.3V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I66]/[.$I$127]*100" office:value-type="float" office:value="0" calcext:value-type="float">
            <text:p>0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Res3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I67]/[.$I$127]*100" office:value-type="float" office:value="0" calcext:value-type="float">
            <text:p>0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Res3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I68]/[.$I$127]*100" office:value-type="float" office:value="0" calcext:value-type="float">
            <text:p>0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Res3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I69]/[.$I$127]*100" office:value-type="float" office:value="0" calcext:value-type="float">
            <text:p>0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Res3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I70]/[.$I$127]*100" office:value-type="float" office:value="0" calcext:value-type="float">
            <text:p>0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Res3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I71]/[.$I$127]*100" office:value-type="float" office:value="0" calcext:value-type="float">
            <text:p>0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Res3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I72]/[.$I$127]*100" office:value-type="float" office:value="0" calcext:value-type="float">
            <text:p>0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Pull-up SDA1</text:p>
          </table:table-cell>
          <table:table-cell office:value-type="string" calcext:value-type="string">
            <text:p>756-GWCR0603-10KFT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style-name="ce8" office:value-type="float" office:value="0.085" calcext:value-type="float">
            <text:p>0,085</text:p>
          </table:table-cell>
          <table:table-cell table:formula="of:=[.I73]/[.$I$127]*100" office:value-type="float" office:value="0.1957803574719" calcext:value-type="float">
            <text:p>0,195780357471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Pull-up SCL1</text:p>
          </table:table-cell>
          <table:table-cell office:value-type="string" calcext:value-type="string">
            <text:p>756-GWCR0603-10KFT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style-name="ce8" office:value-type="float" office:value="0.085" calcext:value-type="float">
            <text:p>0,085</text:p>
          </table:table-cell>
          <table:table-cell table:formula="of:=[.I74]/[.$I$127]*100" office:value-type="float" office:value="0.1957803574719" calcext:value-type="float">
            <text:p>0,195780357471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Pull-up SDA2</text:p>
          </table:table-cell>
          <table:table-cell office:value-type="string" calcext:value-type="string">
            <text:p>756-GWCR0603-10KFT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style-name="ce8" office:value-type="float" office:value="0.085" calcext:value-type="float">
            <text:p>0,085</text:p>
          </table:table-cell>
          <table:table-cell table:formula="of:=[.I75]/[.$I$127]*100" office:value-type="float" office:value="0.1957803574719" calcext:value-type="float">
            <text:p>0,195780357471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Pull-up SCL2</text:p>
          </table:table-cell>
          <table:table-cell office:value-type="string" calcext:value-type="string">
            <text:p>756-GWCR0603-10KFT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style-name="ce8" office:value-type="float" office:value="0.085" calcext:value-type="float">
            <text:p>0,085</text:p>
          </table:table-cell>
          <table:table-cell table:formula="of:=[.I76]/[.$I$127]*100" office:value-type="float" office:value="0.1957803574719" calcext:value-type="float">
            <text:p>0,195780357471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Pull-up SDA3</text:p>
          </table:table-cell>
          <table:table-cell office:value-type="string" calcext:value-type="string">
            <text:p>756-GWCR0603-10KFT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style-name="ce8" office:value-type="float" office:value="0.085" calcext:value-type="float">
            <text:p>0,085</text:p>
          </table:table-cell>
          <table:table-cell table:formula="of:=[.I77]/[.$I$127]*100" office:value-type="float" office:value="0.1957803574719" calcext:value-type="float">
            <text:p>0,195780357471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Pull-up SCL3</text:p>
          </table:table-cell>
          <table:table-cell office:value-type="string" calcext:value-type="string">
            <text:p>756-GWCR0603-10KFT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style-name="ce8" office:value-type="float" office:value="0.085" calcext:value-type="float">
            <text:p>0,085</text:p>
          </table:table-cell>
          <table:table-cell table:formula="of:=[.I78]/[.$I$127]*100" office:value-type="float" office:value="0.1957803574719" calcext:value-type="float">
            <text:p>0,195780357471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652-CR0603FX-11R0EL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0.085" calcext:value-type="float">
            <text:p>0,085</text:p>
          </table:table-cell>
          <table:table-cell table:formula="of:=[.I79]/[.$I$127]*100" office:value-type="float" office:value="0.1957803574719" calcext:value-type="float">
            <text:p>0,195780357471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652-CR0603FX-11R0EL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0.085" calcext:value-type="float">
            <text:p>0,085</text:p>
          </table:table-cell>
          <table:table-cell table:formula="of:=[.I80]/[.$I$127]*100" office:value-type="float" office:value="0.1957803574719" calcext:value-type="float">
            <text:p>0,195780357471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<text:s/>652-CR0603FX-1651EL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 office:value-type="float" office:value="0.085" calcext:value-type="float">
            <text:p>0,085</text:p>
          </table:table-cell>
          <table:table-cell table:formula="of:=[.I81]/[.$I$127]*100" office:value-type="float" office:value="0.1957803574719" calcext:value-type="float">
            <text:p>0,195780357471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<text:s/>652-CR0603FX-1651EL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 office:value-type="float" office:value="0.085" calcext:value-type="float">
            <text:p>0,085</text:p>
          </table:table-cell>
          <table:table-cell table:formula="of:=[.I82]/[.$I$127]*100" office:value-type="float" office:value="0.1957803574719" calcext:value-type="float">
            <text:p>0,195780357471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<text:s/>652-CR0603FX-3831EL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83K</text:p>
          </table:table-cell>
          <table:table-cell office:value-type="float" office:value="0.085" calcext:value-type="float">
            <text:p>0,085</text:p>
          </table:table-cell>
          <table:table-cell table:formula="of:=[.I83]/[.$I$127]*100" office:value-type="float" office:value="0.1957803574719" calcext:value-type="float">
            <text:p>0,195780357471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<text:s/>652-CR0603FX-6341EL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4K</text:p>
          </table:table-cell>
          <table:table-cell office:value-type="float" office:value="0.085" calcext:value-type="float">
            <text:p>0,085</text:p>
          </table:table-cell>
          <table:table-cell table:formula="of:=[.I84]/[.$I$127]*100" office:value-type="float" office:value="0.1957803574719" calcext:value-type="float">
            <text:p>0,195780357471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652-CR0603FX-4220EL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 office:value-type="float" office:value="0.085" calcext:value-type="float">
            <text:p>0,085</text:p>
          </table:table-cell>
          <table:table-cell table:formula="of:=[.I85]/[.$I$127]*100" office:value-type="float" office:value="0.1957803574719" calcext:value-type="float">
            <text:p>0,195780357471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<text:s/>652-CR0603FX-6980EL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698" calcext:value-type="float">
            <text:p>698</text:p>
          </table:table-cell>
          <table:table-cell office:value-type="float" office:value="0.085" calcext:value-type="float">
            <text:p>0,085</text:p>
          </table:table-cell>
          <table:table-cell table:formula="of:=[.I86]/[.$I$127]*100" office:value-type="float" office:value="0.1957803574719" calcext:value-type="float">
            <text:p>0,195780357471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Res3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I87]/[.$I$127]*100" office:value-type="float" office:value="0" calcext:value-type="float">
            <text:p>0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652-CR0603FX-1001EL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float" office:value="0.085" calcext:value-type="float">
            <text:p>0,085</text:p>
          </table:table-cell>
          <table:table-cell table:formula="of:=[.I88]/[.$I$127]*100" office:value-type="float" office:value="0.1957803574719" calcext:value-type="float">
            <text:p>0,195780357471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756-GWCR0603-10KFT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style-name="ce8" office:value-type="float" office:value="0.085" calcext:value-type="float">
            <text:p>0,085</text:p>
          </table:table-cell>
          <table:table-cell table:formula="of:=[.I89]/[.$I$127]*100" office:value-type="float" office:value="0.1957803574719" calcext:value-type="float">
            <text:p>0,195780357471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652-CR0603FX-1001EL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float" office:value="0.085" calcext:value-type="float">
            <text:p>0,085</text:p>
          </table:table-cell>
          <table:table-cell table:formula="of:=[.I90]/[.$I$127]*100" office:value-type="float" office:value="0.1957803574719" calcext:value-type="float">
            <text:p>0,195780357471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652-CR0603FX-1001EL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float" office:value="0.085" calcext:value-type="float">
            <text:p>0,085</text:p>
          </table:table-cell>
          <table:table-cell table:formula="of:=[.I91]/[.$I$127]*100" office:value-type="float" office:value="0.1957803574719" calcext:value-type="float">
            <text:p>0,195780357471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Res3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I92]/[.$I$127]*100" office:value-type="float" office:value="0" calcext:value-type="float">
            <text:p>0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652-CR0603FX-1001EL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float" office:value="0.085" calcext:value-type="float">
            <text:p>0,085</text:p>
          </table:table-cell>
          <table:table-cell table:formula="of:=[.I93]/[.$I$127]*100" office:value-type="float" office:value="0.1957803574719" calcext:value-type="float">
            <text:p>0,195780357471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Res3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I94]/[.$I$127]*100" office:value-type="float" office:value="0" calcext:value-type="float">
            <text:p>0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Res3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I95]/[.$I$127]*100" office:value-type="float" office:value="0" calcext:value-type="float">
            <text:p>0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652-CR0603FX-54R9ELF 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085" calcext:value-type="float">
            <text:p>0,085</text:p>
          </table:table-cell>
          <table:table-cell table:formula="of:=[.I96]/[.$I$127]*100" office:value-type="float" office:value="0.1957803574719" calcext:value-type="float">
            <text:p>0,195780357471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756-GWCR0603-100RFT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85" calcext:value-type="float">
            <text:p>0,085</text:p>
          </table:table-cell>
          <table:table-cell table:formula="of:=[.I97]/[.$I$127]*100" office:value-type="float" office:value="0.1957803574719" calcext:value-type="float">
            <text:p>0,195780357471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652-CR0603FX-54R9ELF 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085" calcext:value-type="float">
            <text:p>0,085</text:p>
          </table:table-cell>
          <table:table-cell table:formula="of:=[.I98]/[.$I$127]*100" office:value-type="float" office:value="0.1957803574719" calcext:value-type="float">
            <text:p>0,195780357471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756-GWCR0603-100RFT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85" calcext:value-type="float">
            <text:p>0,085</text:p>
          </table:table-cell>
          <table:table-cell table:formula="of:=[.I99]/[.$I$127]*100" office:value-type="float" office:value="0.1957803574719" calcext:value-type="float">
            <text:p>0,195780357471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652-CR0603FX-54R9ELF 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085" calcext:value-type="float">
            <text:p>0,085</text:p>
          </table:table-cell>
          <table:table-cell table:formula="of:=[.I100]/[.$I$127]*100" office:value-type="float" office:value="0.1957803574719" calcext:value-type="float">
            <text:p>0,195780357471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756-GWCR0603-100RFT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85" calcext:value-type="float">
            <text:p>0,085</text:p>
          </table:table-cell>
          <table:table-cell table:formula="of:=[.I101]/[.$I$127]*100" office:value-type="float" office:value="0.1957803574719" calcext:value-type="float">
            <text:p>0,195780357471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652-CR0603FX-54R9ELF 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39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085" calcext:value-type="float">
            <text:p>0,085</text:p>
          </table:table-cell>
          <table:table-cell table:formula="of:=[.I102]/[.$I$127]*100" office:value-type="float" office:value="0.1957803574719" calcext:value-type="float">
            <text:p>0,195780357471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756-GWCR0603-100RFT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85" calcext:value-type="float">
            <text:p>0,085</text:p>
          </table:table-cell>
          <table:table-cell table:formula="of:=[.I103]/[.$I$127]*100" office:value-type="float" office:value="0.1957803574719" calcext:value-type="float">
            <text:p>0,195780357471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652-CR0603FX-54R9ELF 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085" calcext:value-type="float">
            <text:p>0,085</text:p>
          </table:table-cell>
          <table:table-cell table:formula="of:=[.I104]/[.$I$127]*100" office:value-type="float" office:value="0.1957803574719" calcext:value-type="float">
            <text:p>0,195780357471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756-GWCR0603-100RFT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85" calcext:value-type="float">
            <text:p>0,085</text:p>
          </table:table-cell>
          <table:table-cell table:formula="of:=[.I105]/[.$I$127]*100" office:value-type="float" office:value="0.1957803574719" calcext:value-type="float">
            <text:p>0,195780357471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652-CR0603FX-54R9ELF 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085" calcext:value-type="float">
            <text:p>0,085</text:p>
          </table:table-cell>
          <table:table-cell table:formula="of:=[.I106]/[.$I$127]*100" office:value-type="float" office:value="0.1957803574719" calcext:value-type="float">
            <text:p>0,195780357471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Res3</text:p>
          </table:table-cell>
          <table:table-cell office:value-type="string" calcext:value-type="string">
            <text:p>756-GWCR0603-100RFT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85" calcext:value-type="float">
            <text:p>0,085</text:p>
          </table:table-cell>
          <table:table-cell table:formula="of:=[.I107]/[.$I$127]*100" office:value-type="float" office:value="0.1957803574719" calcext:value-type="float">
            <text:p>0,1957803574719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Res3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Bat</text:p>
          </table:table-cell>
          <table:table-cell office:value-type="string" calcext:value-type="string">
            <text:p>J1-0603</text:p>
          </table:table-cell>
          <table:table-cell office:value-type="string" calcext:value-type="string">
            <text:p>Res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I108]/[.$I$127]*100" office:value-type="float" office:value="0" calcext:value-type="float">
            <text:p>0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STM32F401RBT6</text:p>
          </table:table-cell>
          <table:table-cell office:value-type="string" calcext:value-type="string">
            <text:p>511-STM32F401RBT6</text:p>
          </table:table-cell>
          <table:table-cell office:value-type="string" calcext:value-type="string">
            <text:p>ARM Cortex-M4 32-bit MCU+FPU, 105 DMIPS, 128 kB Flash, 64 kB Internal RAM, 48 I/Os, 64-pin LQFP, -40 to 85 degC, Tray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TM-LQFP64_N</text:p>
          </table:table-cell>
          <table:table-cell office:value-type="string" calcext:value-type="string">
            <text:p>STM32F401RBT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53" calcext:value-type="float">
            <text:p>4,53</text:p>
          </table:table-cell>
          <table:table-cell table:formula="of:=[.I109]/[.$I$127]*100" office:value-type="float" office:value="10.4339414040907" calcext:value-type="float">
            <text:p>10,4339414040907</text:p>
          </table:table-cell>
          <table:table-cell table:formula="of:=[.J109]" office:value-type="float" office:value="10.4339414040907" calcext:value-type="float">
            <text:p>10,43394140409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S3MDL</text:p>
          </table:table-cell>
          <table:table-cell office:value-type="string" calcext:value-type="string">
            <text:p>511-LIS3MDLTR</text:p>
          </table:table-cell>
          <table:table-cell office:value-type="string" calcext:value-type="string">
            <text:p>Magnetic sensor MEMS (3 Axis)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GA12 2x2x1mm</text:p>
          </table:table-cell>
          <table:table-cell office:value-type="string" calcext:value-type="string">
            <text:p>LIS3MD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3MDL</text:p>
          </table:table-cell>
          <table:table-cell table:style-name="Default" office:value-type="float" office:value="1.38" calcext:value-type="float">
            <text:p>1,38</text:p>
          </table:table-cell>
          <table:table-cell table:formula="of:=[.I110]/[.$I$127]*100" office:value-type="float" office:value="3.17855168601437" calcext:value-type="float">
            <text:p>3,17855168601437</text:p>
          </table:table-cell>
          <table:table-cell table:formula="of:=SUM([.J110:.J112])" office:value-type="float" office:value="9.53565505804312" calcext:value-type="float" table:number-columns-spanned="1" table:number-rows-spanned="3">
            <text:p>9,535655058043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S3MDL</text:p>
          </table:table-cell>
          <table:table-cell office:value-type="string" calcext:value-type="string">
            <text:p>511-LIS3MDLTR</text:p>
          </table:table-cell>
          <table:table-cell office:value-type="string" calcext:value-type="string">
            <text:p>Magnetic sensor MEMS (3 Axis)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GA12 2x2x1mm</text:p>
          </table:table-cell>
          <table:table-cell office:value-type="string" calcext:value-type="string">
            <text:p>LIS3MD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3MDL</text:p>
          </table:table-cell>
          <table:table-cell table:style-name="Default" office:value-type="float" office:value="1.38" calcext:value-type="float">
            <text:p>1,38</text:p>
          </table:table-cell>
          <table:table-cell table:formula="of:=[.I111]/[.$I$127]*100" office:value-type="float" office:value="3.17855168601437" calcext:value-type="float">
            <text:p>3,17855168601437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LIS3MDL</text:p>
          </table:table-cell>
          <table:table-cell office:value-type="string" calcext:value-type="string">
            <text:p>511-LIS3MDLTR</text:p>
          </table:table-cell>
          <table:table-cell office:value-type="string" calcext:value-type="string">
            <text:p>Magnetic sensor MEMS (3 Axis)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LGA12 2x2x1mm</text:p>
          </table:table-cell>
          <table:table-cell office:value-type="string" calcext:value-type="string">
            <text:p>LIS3MD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3MDL</text:p>
          </table:table-cell>
          <table:table-cell table:style-name="Default" office:value-type="float" office:value="1.38" calcext:value-type="float">
            <text:p>1,38</text:p>
          </table:table-cell>
          <table:table-cell table:formula="of:=[.I112]/[.$I$127]*100" office:value-type="float" office:value="3.17855168601437" calcext:value-type="float">
            <text:p>3,17855168601437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LSM6DSL</text:p>
          </table:table-cell>
          <table:table-cell office:value-type="string" calcext:value-type="string">
            <text:p>511-LSM6DSLTR</text:p>
          </table:table-cell>
          <table:table-cell office:value-type="string" calcext:value-type="string">
            <text:p>Accelero + Gyro MEMS (6 Axis)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LGA14L-2.5X3X0.86p0.5</text:p>
          </table:table-cell>
          <table:table-cell office:value-type="string" calcext:value-type="string">
            <text:p>LSM6D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M6DSL</text:p>
          </table:table-cell>
          <table:table-cell office:value-type="float" office:value="3.38" calcext:value-type="float">
            <text:p>3,38</text:p>
          </table:table-cell>
          <table:table-cell table:formula="of:=[.I113]/[.$I$127]*100" office:value-type="float" office:value="7.78514833241202" calcext:value-type="float">
            <text:p>7,78514833241202</text:p>
          </table:table-cell>
          <table:table-cell table:formula="of:=SUM([.J113:.J115])" office:value-type="float" office:value="23.355444997236" calcext:value-type="float" table:number-columns-spanned="1" table:number-rows-spanned="3">
            <text:p>23,3554449972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SM6DSL</text:p>
          </table:table-cell>
          <table:table-cell office:value-type="string" calcext:value-type="string">
            <text:p>511-LSM6DSLTR</text:p>
          </table:table-cell>
          <table:table-cell office:value-type="string" calcext:value-type="string">
            <text:p>Accelero + Gyro MEMS (6 Axis)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GA14L-2.5X3X0.86p0.5</text:p>
          </table:table-cell>
          <table:table-cell office:value-type="string" calcext:value-type="string">
            <text:p>LSM6D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M6DSL</text:p>
          </table:table-cell>
          <table:table-cell office:value-type="float" office:value="3.38" calcext:value-type="float">
            <text:p>3,38</text:p>
          </table:table-cell>
          <table:table-cell table:formula="of:=[.I114]/[.$I$127]*100" office:value-type="float" office:value="7.78514833241202" calcext:value-type="float">
            <text:p>7,78514833241202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LSM6DSL</text:p>
          </table:table-cell>
          <table:table-cell office:value-type="string" calcext:value-type="string">
            <text:p>511-LSM6DSLTR</text:p>
          </table:table-cell>
          <table:table-cell office:value-type="string" calcext:value-type="string">
            <text:p>Accelero + Gyro MEMS (6 Axis)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LGA14L-2.5X3X0.86p0.5</text:p>
          </table:table-cell>
          <table:table-cell office:value-type="string" calcext:value-type="string">
            <text:p>LSM6D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M6DSL</text:p>
          </table:table-cell>
          <table:table-cell office:value-type="float" office:value="3.38" calcext:value-type="float">
            <text:p>3,38</text:p>
          </table:table-cell>
          <table:table-cell table:formula="of:=[.I115]/[.$I$127]*100" office:value-type="float" office:value="7.78514833241202" calcext:value-type="float">
            <text:p>7,78514833241202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L293DD</text:p>
          </table:table-cell>
          <table:table-cell office:value-type="string" calcext:value-type="string">
            <text:p>511-L293DD</text:p>
          </table:table-cell>
          <table:table-cell office:value-type="string" calcext:value-type="string">
            <text:p>Push-Pull Four Channel Driver With Diode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20_N</text:p>
          </table:table-cell>
          <table:table-cell office:value-type="string" calcext:value-type="string">
            <text:p>L293D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26" calcext:value-type="float">
            <text:p>3,26</text:p>
          </table:table-cell>
          <table:table-cell table:formula="of:=[.I116]/[.$I$127]*100" office:value-type="float" office:value="7.50875253362816" calcext:value-type="float">
            <text:p>7,50875253362816</text:p>
          </table:table-cell>
          <table:table-cell table:formula="of:=[.J116]" office:value-type="float" office:value="7.50875253362816" calcext:value-type="float">
            <text:p>7,508752533628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PS54383</text:p>
          </table:table-cell>
          <table:table-cell office:value-type="string" calcext:value-type="string">
            <text:p>595-TPS54383PWPR</text:p>
          </table:table-cell>
          <table:table-cell/>
          <table:table-cell office:value-type="string" calcext:value-type="string">
            <text:p>U9</text:p>
          </table:table-cell>
          <table:table-cell office:value-type="string" calcext:value-type="string">
            <text:p>TPS54383_converter</text:p>
          </table:table-cell>
          <table:table-cell office:value-type="string" calcext:value-type="string">
            <text:p>TPS54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15" calcext:value-type="float">
            <text:p>2,15</text:p>
          </table:table-cell>
          <table:table-cell table:formula="of:=[.I117]/[.$I$127]*100" office:value-type="float" office:value="4.95209139487747" calcext:value-type="float">
            <text:p>4,95209139487747</text:p>
          </table:table-cell>
          <table:table-cell table:formula="of:=[.J117]" office:value-type="float" office:value="4.95209139487747" calcext:value-type="float">
            <text:p>4,952091394877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toisolator2</text:p>
          </table:table-cell>
          <table:table-cell office:value-type="string" calcext:value-type="string">
            <text:p>782-TCLT1104</text:p>
          </table:table-cell>
          <table:table-cell office:value-type="string" calcext:value-type="string">
            <text:p>5 Pin Mini Flat Pack Optocoupler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SOP5(6)</text:p>
          </table:table-cell>
          <table:table-cell office:value-type="string" calcext:value-type="string">
            <text:p>Optoisolator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67" calcext:value-type="float">
            <text:p>0,67</text:p>
          </table:table-cell>
          <table:table-cell table:formula="of:=[.I118]/[.$I$127]*100" office:value-type="float" office:value="1.54320987654321" calcext:value-type="float">
            <text:p>1,54320987654321</text:p>
          </table:table-cell>
          <table:table-cell table:formula="of:=SUM([.J118:.J123])" office:value-type="float" office:value="9.25925925925926" calcext:value-type="float" table:number-columns-spanned="1" table:number-rows-spanned="6">
            <text:p>9,259259259259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toisolator2</text:p>
          </table:table-cell>
          <table:table-cell office:value-type="string" calcext:value-type="string">
            <text:p>782-TCLT1105</text:p>
          </table:table-cell>
          <table:table-cell office:value-type="string" calcext:value-type="string">
            <text:p>5 Pin Mini Flat Pack Optocoupler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SOP5(6)</text:p>
          </table:table-cell>
          <table:table-cell office:value-type="string" calcext:value-type="string">
            <text:p>Optoisolator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67" calcext:value-type="float">
            <text:p>0,67</text:p>
          </table:table-cell>
          <table:table-cell table:formula="of:=[.I119]/[.$I$127]*100" office:value-type="float" office:value="1.54320987654321" calcext:value-type="float">
            <text:p>1,54320987654321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Optoisolator2</text:p>
          </table:table-cell>
          <table:table-cell office:value-type="string" calcext:value-type="string">
            <text:p>782-TCLT1106</text:p>
          </table:table-cell>
          <table:table-cell office:value-type="string" calcext:value-type="string">
            <text:p>5 Pin Mini Flat Pack Optocoupler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SOP5(6)</text:p>
          </table:table-cell>
          <table:table-cell office:value-type="string" calcext:value-type="string">
            <text:p>Optoisolator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67" calcext:value-type="float">
            <text:p>0,67</text:p>
          </table:table-cell>
          <table:table-cell table:formula="of:=[.I120]/[.$I$127]*100" office:value-type="float" office:value="1.54320987654321" calcext:value-type="float">
            <text:p>1,54320987654321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Optoisolator2</text:p>
          </table:table-cell>
          <table:table-cell office:value-type="string" calcext:value-type="string">
            <text:p>782-TCLT1107</text:p>
          </table:table-cell>
          <table:table-cell office:value-type="string" calcext:value-type="string">
            <text:p>5 Pin Mini Flat Pack Optocoupler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SOP5(6)</text:p>
          </table:table-cell>
          <table:table-cell office:value-type="string" calcext:value-type="string">
            <text:p>Optoisolator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67" calcext:value-type="float">
            <text:p>0,67</text:p>
          </table:table-cell>
          <table:table-cell table:formula="of:=[.I121]/[.$I$127]*100" office:value-type="float" office:value="1.54320987654321" calcext:value-type="float">
            <text:p>1,54320987654321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Optoisolator2</text:p>
          </table:table-cell>
          <table:table-cell office:value-type="string" calcext:value-type="string">
            <text:p>782-TCLT1108</text:p>
          </table:table-cell>
          <table:table-cell office:value-type="string" calcext:value-type="string">
            <text:p>5 Pin Mini Flat Pack Optocoupler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SOP5(6)</text:p>
          </table:table-cell>
          <table:table-cell office:value-type="string" calcext:value-type="string">
            <text:p>Optoisolator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67" calcext:value-type="float">
            <text:p>0,67</text:p>
          </table:table-cell>
          <table:table-cell table:formula="of:=[.I122]/[.$I$127]*100" office:value-type="float" office:value="1.54320987654321" calcext:value-type="float">
            <text:p>1,54320987654321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Optoisolator2</text:p>
          </table:table-cell>
          <table:table-cell office:value-type="string" calcext:value-type="string">
            <text:p>782-TCLT1109</text:p>
          </table:table-cell>
          <table:table-cell office:value-type="string" calcext:value-type="string">
            <text:p>5 Pin Mini Flat Pack Optocoupler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SOP5(6)</text:p>
          </table:table-cell>
          <table:table-cell office:value-type="string" calcext:value-type="string">
            <text:p>Optoisolator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67" calcext:value-type="float">
            <text:p>0,67</text:p>
          </table:table-cell>
          <table:table-cell table:formula="of:=[.I123]/[.$I$127]*100" office:value-type="float" office:value="1.54320987654321" calcext:value-type="float">
            <text:p>1,54320987654321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Jump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umper Wire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HDR1X2</text:p>
          </table:table-cell>
          <table:table-cell office:value-type="string" calcext:value-type="string">
            <text:p>Jumper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formula="of:=[.I124]/[.$I$127]*100" office:value-type="float" office:value="0" calcext:value-type="float">
            <text:p>0</text:p>
          </table:table-cell>
          <table:table-cell table:formula="of:=[.J1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5-abx0712032.768kt</text:p>
          </table:table-cell>
          <table:table-cell office:value-type="string" calcext:value-type="string">
            <text:p>449-LFXTAL009709BULK</text:p>
          </table:table-cell>
          <table:table-cell office:value-type="string" calcext:value-type="string">
            <text:p>Crystal Oscillator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CAPC3216M</text:p>
          </table:table-cell>
          <table:table-cell office:value-type="string" calcext:value-type="string">
            <text:p>XTAL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0.289" calcext:value-type="float">
            <text:p>0,289</text:p>
          </table:table-cell>
          <table:table-cell table:formula="of:=[.I125]/[.$I$127]*100" office:value-type="float" office:value="0.665653215404459" calcext:value-type="float">
            <text:p>0,665653215404459</text:p>
          </table:table-cell>
          <table:table-cell table:formula="of:=[.J125]" office:value-type="float" office:value="0.665653215404459" calcext:value-type="float">
            <text:p>0,665653215404459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7"/>
          <table:table-cell table:style-name="ce15" office:value-type="string" calcext:value-type="string">
            <text:p>TOTAL</text:p>
          </table:table-cell>
          <table:table-cell table:style-name="ce15" table:formula="of:=SUM([.I2:.I125])" office:value-type="float" office:value="43.416" calcext:value-type="float">
            <text:p>43,416</text:p>
          </table:table-cell>
          <table:table-cell table:number-columns-repeated="1015"/>
        </table:table-row>
      </table:table>
      <table:table table:name="Tabelle3" table:style-name="ta2">
        <office:forms form:automatic-focus="false" form:apply-design-mode="false"/>
        <table:table-column table:style-name="co9" table:number-columns-repeated="3" table:default-cell-style-name="ce14"/>
        <table:table-column table:style-name="co9" table:default-cell-style-name="ce20"/>
        <table:table-column table:style-name="co9" table:number-columns-repeated="1020" table:default-cell-style-name="Default"/>
        <table:table-row table:style-name="ro1">
          <table:table-cell office:value-type="string" calcext:value-type="string">
            <text:p>supplier ref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Value</text:p>
          </table:table-cell>
          <table:table-cell table:style-name="ce14" office:value-type="string" calcext:value-type="string">
            <text:p>price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1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-C1206C104M5R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-C1206C104M5R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-C1206C105Z4V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uF</text:p>
          </table:table-cell>
          <table:table-cell table:style-name="ce14" office:value-type="float" office:value="0.204" calcext:value-type="float">
            <text:p>0,2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-C1206C105Z4V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uF</text:p>
          </table:table-cell>
          <table:table-cell table:style-name="ce14" office:value-type="float" office:value="0.204" calcext:value-type="float">
            <text:p>0,2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-C1206C104M5R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-C1206C104M5R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-C1206C104M5R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-C1206C105Z4V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1uF</text:p>
          </table:table-cell>
          <table:table-cell table:style-name="ce14" office:value-type="float" office:value="0.204" calcext:value-type="float">
            <text:p>0,2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-C1206C104M5R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-C1206C104M5R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-C1206C104M5R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-C1206C104M5R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-C1206C104M5R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-C1206C104M5R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-C1206C104M5R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03-CC126ZRY5V6BB475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4.7uF</text:p>
          </table:table-cell>
          <table:table-cell office:value-type="float" office:value="0.272" calcext:value-type="float">
            <text:p>0,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-C1206C104M5R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-C1206C104M5R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4-TMCMA0J107MTRF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100uF</text:p>
          </table:table-cell>
          <table:table-cell table:style-name="ce21" office:value-type="currency" office:currency="EUR" office:value="0.45" calcext:value-type="currency">
            <text:p>0,45 €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03-CC126ZRY5V6BB10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10uF</text:p>
          </table:table-cell>
          <table:table-cell table:style-name="ce14" office:value-type="float" office:value="0.306" calcext:value-type="float">
            <text:p>0,3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03-CC126ZRY5V6BB106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10uF</text:p>
          </table:table-cell>
          <table:table-cell table:style-name="ce14" office:value-type="float" office:value="0.306" calcext:value-type="float">
            <text:p>0,3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03-C1206KRX7R9BB333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33nF</text:p>
          </table:table-cell>
          <table:table-cell table:style-name="ce14" office:value-type="float" office:value="0.221" calcext:value-type="float">
            <text:p>0,2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03-C1206KRX7R9BB333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33nF</text:p>
          </table:table-cell>
          <table:table-cell table:style-name="ce14" office:value-type="float" office:value="0.221" calcext:value-type="float">
            <text:p>0,2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4-TMCMA0J107MTRF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100uF</text:p>
          </table:table-cell>
          <table:table-cell table:style-name="ce21" office:value-type="currency" office:currency="EUR" office:value="0.45" calcext:value-type="currency">
            <text:p>0,45 €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4-TMCMA0J107MTRF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100uF</text:p>
          </table:table-cell>
          <table:table-cell table:style-name="ce21" office:value-type="currency" office:currency="EUR" office:value="0.45" calcext:value-type="currency">
            <text:p>0,45 €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03-CC126ZRY5V6BB106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10uF</text:p>
          </table:table-cell>
          <table:table-cell table:style-name="ce14" office:value-type="float" office:value="0.306" calcext:value-type="float">
            <text:p>0,3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03-CC126ZRY5V6BB106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10uF</text:p>
          </table:table-cell>
          <table:table-cell table:style-name="ce14" office:value-type="float" office:value="0.306" calcext:value-type="float">
            <text:p>0,3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03-CC126ZRY5V6BB106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10uF</text:p>
          </table:table-cell>
          <table:table-cell table:style-name="ce14" office:value-type="float" office:value="0.306" calcext:value-type="float">
            <text:p>0,3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03-CC126ZRY5V6BB106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10uF</text:p>
          </table:table-cell>
          <table:table-cell table:style-name="ce14" office:value-type="float" office:value="0.306" calcext:value-type="float">
            <text:p>0,3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03-CC126KRNPO0BN471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470pF</text:p>
          </table:table-cell>
          <table:table-cell office:value-type="float" office:value="0.204" calcext:value-type="float">
            <text:p>0,2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03-CC126KRNPO0BN471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470pF</text:p>
          </table:table-cell>
          <table:table-cell office:value-type="float" office:value="0.204" calcext:value-type="float">
            <text:p>0,2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03-CC126KRNPO0BN471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470pF</text:p>
          </table:table-cell>
          <table:table-cell office:value-type="float" office:value="0.204" calcext:value-type="float">
            <text:p>0,2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-C1206C103M1R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10nF</text:p>
          </table:table-cell>
          <table:table-cell office:value-type="float" office:value="0.153" calcext:value-type="float">
            <text:p>0,1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03-CC126JRX7R0BB682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6.8nF</text:p>
          </table:table-cell>
          <table:table-cell table:style-name="ce14" office:value-type="float" office:value="0.196" calcext:value-type="float">
            <text:p>0,1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-C1206C104M5R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-C1206C101J1G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100pF</text:p>
          </table:table-cell>
          <table:table-cell table:style-name="ce14" office:value-type="float" office:value="0.153" calcext:value-type="float">
            <text:p>0,1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81-12061A6R0CAT2A</text:p>
          </table:table-cell>
          <table:table-cell office:value-type="string" calcext:value-type="string">
            <text:p>C37</text:p>
          </table:table-cell>
          <table:table-cell office:value-type="string" calcext:value-type="string">
            <text:p>6pF</text:p>
          </table:table-cell>
          <table:table-cell office:value-type="float" office:value="0.289" calcext:value-type="float">
            <text:p>0,2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-C1206C104M5R</text:p>
          </table:table-cell>
          <table:table-cell office:value-type="string" calcext:value-type="string">
            <text:p>C38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81-12061A6R0CAT2A</text:p>
          </table:table-cell>
          <table:table-cell office:value-type="string" calcext:value-type="string">
            <text:p>C39</text:p>
          </table:table-cell>
          <table:table-cell office:value-type="string" calcext:value-type="string">
            <text:p>6pF</text:p>
          </table:table-cell>
          <table:table-cell office:value-type="float" office:value="0.289" calcext:value-type="float">
            <text:p>0,2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-C1206C104M5R</text:p>
          </table:table-cell>
          <table:table-cell office:value-type="string" calcext:value-type="string">
            <text:p>C40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-C1206C104M5R</text:p>
          </table:table-cell>
          <table:table-cell office:value-type="string" calcext:value-type="string">
            <text:p>C41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-C1206C104M5R</text:p>
          </table:table-cell>
          <table:table-cell office:value-type="string" calcext:value-type="string">
            <text:p>C42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-C1206C104M5R</text:p>
          </table:table-cell>
          <table:table-cell office:value-type="string" calcext:value-type="string">
            <text:p>C43</text:p>
          </table:table-cell>
          <table:table-cell office:value-type="string" calcext:value-type="string">
            <text:p>100nF</text:p>
          </table:table-cell>
          <table:table-cell office:value-type="float" office:value="0.102" calcext:value-type="float">
            <text:p>0,1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63-MBRS320T3G</text:p>
          </table:table-cell>
          <table:table-cell office:value-type="string" calcext:value-type="string">
            <text:p>D1</text:p>
          </table:table-cell>
          <table:table-cell/>
          <table:table-cell office:value-type="float" office:value="0.434" calcext:value-type="float">
            <text:p>0,4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63-MBRS320T3G</text:p>
          </table:table-cell>
          <table:table-cell office:value-type="string" calcext:value-type="string">
            <text:p>D2</text:p>
          </table:table-cell>
          <table:table-cell/>
          <table:table-cell office:value-type="float" office:value="0.434" calcext:value-type="float">
            <text:p>0,4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941-JE2835W00A0HG940 </text:p>
          </table:table-cell>
          <table:table-cell office:value-type="string" calcext:value-type="string">
            <text:p>D3</text:p>
          </table:table-cell>
          <table:table-cell/>
          <table:table-cell table:style-name="ce22" office:value-type="float" office:value="0.085" calcext:value-type="float">
            <text:p>0,0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941-JE2835W00A0HG940 </text:p>
          </table:table-cell>
          <table:table-cell office:value-type="string" calcext:value-type="string">
            <text:p>D4</text:p>
          </table:table-cell>
          <table:table-cell/>
          <table:table-cell table:style-name="ce22" office:value-type="float" office:value="0.085" calcext:value-type="float">
            <text:p>0,0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941-JE2835W00A0HG940 </text:p>
          </table:table-cell>
          <table:table-cell office:value-type="string" calcext:value-type="string">
            <text:p>D5</text:p>
          </table:table-cell>
          <table:table-cell/>
          <table:table-cell table:style-name="ce22" office:value-type="float" office:value="0.085" calcext:value-type="float">
            <text:p>0,0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941-JE2835W00A0HG940 </text:p>
          </table:table-cell>
          <table:table-cell office:value-type="string" calcext:value-type="string">
            <text:p>D6</text:p>
          </table:table-cell>
          <table:table-cell/>
          <table:table-cell table:style-name="ce22" office:value-type="float" office:value="0.085" calcext:value-type="float">
            <text:p>0,08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667-ETQ-P5M220YFC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22uH</text:p>
          </table:table-cell>
          <table:table-cell office:value-type="float" office:value="1.4" calcext:value-type="float">
            <text:p>1,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667-ETQ-P5M220YFC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22uH</text:p>
          </table:table-cell>
          <table:table-cell office:value-type="float" office:value="1.4" calcext:value-type="float">
            <text:p>1,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5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6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7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8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3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3.3V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4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5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6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7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8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9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56-GWCR0603-10KFT5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table:style-name="ce22" office:value-type="float" office:value="0.085" calcext:value-type="float">
            <text:p>0,0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56-GWCR0603-10KFT5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table:style-name="ce22" office:value-type="float" office:value="0.085" calcext:value-type="float">
            <text:p>0,0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56-GWCR0603-10KFT5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table:style-name="ce22" office:value-type="float" office:value="0.085" calcext:value-type="float">
            <text:p>0,0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56-GWCR0603-10KFT5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table:style-name="ce22" office:value-type="float" office:value="0.085" calcext:value-type="float">
            <text:p>0,0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56-GWCR0603-10KFT5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table:style-name="ce22" office:value-type="float" office:value="0.085" calcext:value-type="float">
            <text:p>0,0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56-GWCR0603-10KFT5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table:style-name="ce22" office:value-type="float" office:value="0.085" calcext:value-type="float">
            <text:p>0,0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52-CR0603FX-11R0ELF</text:p>
          </table:table-cell>
          <table:table-cell office:value-type="string" calcext:value-type="string">
            <text:p>R16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0.085" calcext:value-type="float">
            <text:p>0,0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52-CR0603FX-11R0ELF</text:p>
          </table:table-cell>
          <table:table-cell office:value-type="string" calcext:value-type="string">
            <text:p>R17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0.085" calcext:value-type="float">
            <text:p>0,0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652-CR0603FX-1651ELF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20K</text:p>
          </table:table-cell>
          <table:table-cell office:value-type="float" office:value="0.085" calcext:value-type="float">
            <text:p>0,0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652-CR0603FX-1651ELF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20K</text:p>
          </table:table-cell>
          <table:table-cell office:value-type="float" office:value="0.085" calcext:value-type="float">
            <text:p>0,0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652-CR0603FX-3831ELF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3.83K</text:p>
          </table:table-cell>
          <table:table-cell office:value-type="float" office:value="0.085" calcext:value-type="float">
            <text:p>0,0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652-CR0603FX-6341ELF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6.34K</text:p>
          </table:table-cell>
          <table:table-cell office:value-type="float" office:value="0.085" calcext:value-type="float">
            <text:p>0,0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52-CR0603FX-4220ELF</text:p>
          </table:table-cell>
          <table:table-cell office:value-type="string" calcext:value-type="string">
            <text:p>R22</text:p>
          </table:table-cell>
          <table:table-cell office:value-type="float" office:value="422" calcext:value-type="float">
            <text:p>422</text:p>
          </table:table-cell>
          <table:table-cell office:value-type="float" office:value="0.085" calcext:value-type="float">
            <text:p>0,0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652-CR0603FX-6980ELF</text:p>
          </table:table-cell>
          <table:table-cell office:value-type="string" calcext:value-type="string">
            <text:p>R23</text:p>
          </table:table-cell>
          <table:table-cell office:value-type="float" office:value="698" calcext:value-type="float">
            <text:p>698</text:p>
          </table:table-cell>
          <table:table-cell office:value-type="float" office:value="0.085" calcext:value-type="float">
            <text:p>0,0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24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52-CR0603FX-1001ELF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1k</text:p>
          </table:table-cell>
          <table:table-cell office:value-type="float" office:value="0.085" calcext:value-type="float">
            <text:p>0,0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56-GWCR0603-10KFT5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10k</text:p>
          </table:table-cell>
          <table:table-cell table:style-name="ce22" office:value-type="float" office:value="0.085" calcext:value-type="float">
            <text:p>0,0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52-CR0603FX-1001ELF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1k</text:p>
          </table:table-cell>
          <table:table-cell office:value-type="float" office:value="0.085" calcext:value-type="float">
            <text:p>0,0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52-CR0603FX-1001ELF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1k</text:p>
          </table:table-cell>
          <table:table-cell office:value-type="float" office:value="0.085" calcext:value-type="float">
            <text:p>0,0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29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52-CR0603FX-1001ELF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1k</text:p>
          </table:table-cell>
          <table:table-cell office:value-type="float" office:value="0.085" calcext:value-type="float">
            <text:p>0,0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3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3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52-CR0603FX-54R9ELF </text:p>
          </table:table-cell>
          <table:table-cell office:value-type="string" calcext:value-type="string">
            <text:p>R33</text:p>
          </table:table-cell>
          <table:table-cell office:value-type="float" office:value="55" calcext:value-type="float">
            <text:p>55</text:p>
          </table:table-cell>
          <table:table-cell office:value-type="float" office:value="0.085" calcext:value-type="float">
            <text:p>0,0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56-GWCR0603-100RFT5</text:p>
          </table:table-cell>
          <table:table-cell office:value-type="string" calcext:value-type="string">
            <text:p>R34</text:p>
          </table:table-cell>
          <table:table-cell office:value-type="float" office:value="100" calcext:value-type="float">
            <text:p>100</text:p>
          </table:table-cell>
          <table:table-cell office:value-type="float" office:value="0.085" calcext:value-type="float">
            <text:p>0,0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52-CR0603FX-54R9ELF </text:p>
          </table:table-cell>
          <table:table-cell office:value-type="string" calcext:value-type="string">
            <text:p>R35</text:p>
          </table:table-cell>
          <table:table-cell office:value-type="float" office:value="55" calcext:value-type="float">
            <text:p>55</text:p>
          </table:table-cell>
          <table:table-cell office:value-type="float" office:value="0.085" calcext:value-type="float">
            <text:p>0,0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56-GWCR0603-100RFT5</text:p>
          </table:table-cell>
          <table:table-cell office:value-type="string" calcext:value-type="string">
            <text:p>R36</text:p>
          </table:table-cell>
          <table:table-cell office:value-type="float" office:value="100" calcext:value-type="float">
            <text:p>100</text:p>
          </table:table-cell>
          <table:table-cell office:value-type="float" office:value="0.085" calcext:value-type="float">
            <text:p>0,0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52-CR0603FX-54R9ELF </text:p>
          </table:table-cell>
          <table:table-cell office:value-type="string" calcext:value-type="string">
            <text:p>R37</text:p>
          </table:table-cell>
          <table:table-cell office:value-type="float" office:value="55" calcext:value-type="float">
            <text:p>55</text:p>
          </table:table-cell>
          <table:table-cell office:value-type="float" office:value="0.085" calcext:value-type="float">
            <text:p>0,0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56-GWCR0603-100RFT5</text:p>
          </table:table-cell>
          <table:table-cell office:value-type="string" calcext:value-type="string">
            <text:p>R38</text:p>
          </table:table-cell>
          <table:table-cell office:value-type="float" office:value="100" calcext:value-type="float">
            <text:p>100</text:p>
          </table:table-cell>
          <table:table-cell office:value-type="float" office:value="0.085" calcext:value-type="float">
            <text:p>0,0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52-CR0603FX-54R9ELF </text:p>
          </table:table-cell>
          <table:table-cell office:value-type="string" calcext:value-type="string">
            <text:p>R39</text:p>
          </table:table-cell>
          <table:table-cell office:value-type="float" office:value="55" calcext:value-type="float">
            <text:p>55</text:p>
          </table:table-cell>
          <table:table-cell office:value-type="float" office:value="0.085" calcext:value-type="float">
            <text:p>0,0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56-GWCR0603-100RFT5</text:p>
          </table:table-cell>
          <table:table-cell office:value-type="string" calcext:value-type="string">
            <text:p>R40</text:p>
          </table:table-cell>
          <table:table-cell office:value-type="float" office:value="100" calcext:value-type="float">
            <text:p>100</text:p>
          </table:table-cell>
          <table:table-cell office:value-type="float" office:value="0.085" calcext:value-type="float">
            <text:p>0,0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52-CR0603FX-54R9ELF </text:p>
          </table:table-cell>
          <table:table-cell office:value-type="string" calcext:value-type="string">
            <text:p>R41</text:p>
          </table:table-cell>
          <table:table-cell office:value-type="float" office:value="55" calcext:value-type="float">
            <text:p>55</text:p>
          </table:table-cell>
          <table:table-cell office:value-type="float" office:value="0.085" calcext:value-type="float">
            <text:p>0,0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56-GWCR0603-100RFT5</text:p>
          </table:table-cell>
          <table:table-cell office:value-type="string" calcext:value-type="string">
            <text:p>R42</text:p>
          </table:table-cell>
          <table:table-cell office:value-type="float" office:value="100" calcext:value-type="float">
            <text:p>100</text:p>
          </table:table-cell>
          <table:table-cell office:value-type="float" office:value="0.085" calcext:value-type="float">
            <text:p>0,0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52-CR0603FX-54R9ELF </text:p>
          </table:table-cell>
          <table:table-cell office:value-type="string" calcext:value-type="string">
            <text:p>R43</text:p>
          </table:table-cell>
          <table:table-cell office:value-type="float" office:value="55" calcext:value-type="float">
            <text:p>55</text:p>
          </table:table-cell>
          <table:table-cell office:value-type="float" office:value="0.085" calcext:value-type="float">
            <text:p>0,0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56-GWCR0603-100RFT5</text:p>
          </table:table-cell>
          <table:table-cell office:value-type="string" calcext:value-type="string">
            <text:p>R44</text:p>
          </table:table-cell>
          <table:table-cell office:value-type="float" office:value="100" calcext:value-type="float">
            <text:p>100</text:p>
          </table:table-cell>
          <table:table-cell office:value-type="float" office:value="0.085" calcext:value-type="float">
            <text:p>0,0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Bat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1-STM32F401RBT6</text:p>
          </table:table-cell>
          <table:table-cell office:value-type="string" calcext:value-type="string">
            <text:p>U1</text:p>
          </table:table-cell>
          <table:table-cell/>
          <table:table-cell office:value-type="float" office:value="4.53" calcext:value-type="float">
            <text:p>4,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1-LIS3MDLTR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IS3MDL</text:p>
          </table:table-cell>
          <table:table-cell table:style-name="ce14" office:value-type="float" office:value="1.38" calcext:value-type="float">
            <text:p>1,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1-LIS3MDLTR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IS3MDL</text:p>
          </table:table-cell>
          <table:table-cell table:style-name="ce14" office:value-type="float" office:value="1.38" calcext:value-type="float">
            <text:p>1,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1-LIS3MDLTR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LIS3MDL</text:p>
          </table:table-cell>
          <table:table-cell table:style-name="ce14" office:value-type="float" office:value="1.38" calcext:value-type="float">
            <text:p>1,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1-LSM6DSLTR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LSM6DSL</text:p>
          </table:table-cell>
          <table:table-cell office:value-type="float" office:value="3.38" calcext:value-type="float">
            <text:p>3,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1-LSM6DSLTR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SM6DSL</text:p>
          </table:table-cell>
          <table:table-cell office:value-type="float" office:value="3.38" calcext:value-type="float">
            <text:p>3,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1-LSM6DSLTR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LSM6DSL</text:p>
          </table:table-cell>
          <table:table-cell office:value-type="float" office:value="3.38" calcext:value-type="float">
            <text:p>3,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1-L293DD</text:p>
          </table:table-cell>
          <table:table-cell office:value-type="string" calcext:value-type="string">
            <text:p>U8</text:p>
          </table:table-cell>
          <table:table-cell/>
          <table:table-cell office:value-type="float" office:value="3.26" calcext:value-type="float">
            <text:p>3,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95-TPS54383PWPR</text:p>
          </table:table-cell>
          <table:table-cell office:value-type="string" calcext:value-type="string">
            <text:p>U9</text:p>
          </table:table-cell>
          <table:table-cell/>
          <table:table-cell office:value-type="float" office:value="2.15" calcext:value-type="float">
            <text:p>2,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82-TCLT1104</text:p>
          </table:table-cell>
          <table:table-cell office:value-type="string" calcext:value-type="string">
            <text:p>U10</text:p>
          </table:table-cell>
          <table:table-cell/>
          <table:table-cell office:value-type="float" office:value="0.67" calcext:value-type="float">
            <text:p>0,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82-TCLT1105</text:p>
          </table:table-cell>
          <table:table-cell office:value-type="string" calcext:value-type="string">
            <text:p>U11</text:p>
          </table:table-cell>
          <table:table-cell/>
          <table:table-cell office:value-type="float" office:value="0.67" calcext:value-type="float">
            <text:p>0,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82-TCLT1106</text:p>
          </table:table-cell>
          <table:table-cell office:value-type="string" calcext:value-type="string">
            <text:p>U12</text:p>
          </table:table-cell>
          <table:table-cell/>
          <table:table-cell office:value-type="float" office:value="0.67" calcext:value-type="float">
            <text:p>0,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82-TCLT1107</text:p>
          </table:table-cell>
          <table:table-cell office:value-type="string" calcext:value-type="string">
            <text:p>U13</text:p>
          </table:table-cell>
          <table:table-cell/>
          <table:table-cell office:value-type="float" office:value="0.67" calcext:value-type="float">
            <text:p>0,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82-TCLT1108</text:p>
          </table:table-cell>
          <table:table-cell office:value-type="string" calcext:value-type="string">
            <text:p>U14</text:p>
          </table:table-cell>
          <table:table-cell/>
          <table:table-cell office:value-type="float" office:value="0.67" calcext:value-type="float">
            <text:p>0,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82-TCLT1109</text:p>
          </table:table-cell>
          <table:table-cell office:value-type="string" calcext:value-type="string">
            <text:p>U15</text:p>
          </table:table-cell>
          <table:table-cell/>
          <table:table-cell office:value-type="float" office:value="0.67" calcext:value-type="float">
            <text:p>0,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W1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49-LFXTAL009709BULK</text:p>
          </table:table-cell>
          <table:table-cell office:value-type="string" calcext:value-type="string">
            <text:p>X1</text:p>
          </table:table-cell>
          <table:table-cell/>
          <table:table-cell table:style-name="ce14" office:value-type="float" office:value="0.289" calcext:value-type="float">
            <text:p>0,28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2"/>
          <table:table-cell table:style-name="ce19" office:value-type="string" calcext:value-type="string">
            <text:p>TOTAL</text:p>
          </table:table-cell>
          <table:table-cell table:style-name="ce19" office:value-type="float" office:value="43.416" calcext:value-type="float">
            <text:p>43,416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00.00.0000</text:date>, <text:time style:data-style-name="N2" text:time-value="19:48:11.97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9T20:01:12.252000000</dc:date>
    <meta:editing-duration>PT1H4M15S</meta:editing-duration>
    <meta:editing-cycles>37</meta:editing-cycles>
    <meta:generator>LibreOffice/5.3.7.2$Windows_X86_64 LibreOffice_project/6b8ed514a9f8b44d37a1b96673cbbdd077e24059</meta:generator>
    <meta:document-statistic meta:table-count="3" meta:cell-count="2292" meta:object-count="0"/>
  </office:meta>
</office:document-meta>
</file>